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6.54cm" svg:height="15.113cm" svg:x="1.435cm" svg:y="1.2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19T16:22:42</meta:creation-date>
    <dc:date>2012-01-24T18:42:37</dc:date>
    <dc:creator>Thaddeus Diamond</dc:creator>
    <meta:editing-duration>PT12M48S</meta:editing-duration>
    <meta:editing-cycles>3</meta:editing-cycles>
    <meta:generator>LibreOffice/3.4$Unix LibreOffice_project/340m1$Build-1206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0.0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541cm" svg:height="15.114cm" xlink:href="." xlink:type="simple" chart:class="chart:scatter" chart:style-name="ch1">
        <chart:legend svg:x="23.721cm" svg:y="3.627cm" style:legend-expansion="custom" chartooo:width="2.466cm" chartooo:height="6.045cm" style:legend-expansion-aspect-ratio="0.407940446650124" chart:style-name="ch2"/>
        <chart:plot-area chart:style-name="ch3" chart:data-source-has-labels="both" svg:x="1.541cm" svg:y="1.322cm" svg:width="22.18cm" svg:height="12.609cm">
          <chartooo:coordinate-region svg:x="2.453cm" svg:y="1.521cm" svg:width="20.936cm" svg:height="11.763cm"/>
          <chart:axis chart:dimension="x" chart:name="primary-x" chart:style-name="ch4" chartooo:axis-type="auto">
            <chart:title svg:x="9.176cm" svg:y="14.214cm" chart:style-name="ch5">
              <text:p>X Position (Normalized Units)</text:p>
            </chart:title>
            <chart:categories table:cell-range-address="local-table.$A$2:.$A$104"/>
          </chart:axis>
          <chart:axis chart:dimension="y" chart:name="primary-y" chart:style-name="ch6">
            <chart:title svg:x="0.111cm" svg:y="11.095cm" chart:style-name="ch7">
              <text:p>Y Position (Normalized Units)</text:p>
            </chart:title>
            <chart:grid chart:style-name="ch8" chart:class="major"/>
          </chart:axis>
          <chart:series chart:style-name="ch9" chart:values-cell-range-address="local-table.$C$2:.$C$104" chart:label-cell-address="local-table.$C$1" chart:class="chart:scatter">
            <chart:domain table:cell-range-address="local-table.$B$2:.$B$104"/>
            <chart:data-point chart:repeated="103"/>
          </chart:series>
          <chart:series chart:style-name="ch10" chart:values-cell-range-address="local-table.$E$2:.$E$104" chart:label-cell-address="local-table.$E$1" chart:class="chart:scatter">
            <chart:domain table:cell-range-address="local-table.$D$2:.$D$104"/>
            <chart:data-point chart:repeated="103"/>
          </chart:series>
          <chart:series chart:style-name="ch11" chart:values-cell-range-address="local-table.$G$2:.$G$104" chart:label-cell-address="local-table.$G$1" chart:class="chart:scatter">
            <chart:domain table:cell-range-address="local-table.$F$2:.$F$104"/>
            <chart:data-point chart:repeated="103"/>
          </chart:series>
          <chart:series chart:style-name="ch12" chart:values-cell-range-address="local-table.$I$2:.$I$104" chart:label-cell-address="local-table.$I$1" chart:class="chart:scatter">
            <chart:domain table:cell-range-address="local-table.$H$2:.$H$104"/>
            <chart:data-point chart:repeated="103"/>
          </chart:series>
          <chart:series chart:style-name="ch13" chart:values-cell-range-address="local-table.$K$2:.$K$104" chart:label-cell-address="local-table.$K$1" chart:class="chart:scatter">
            <chart:domain table:cell-range-address="local-table.$J$2:.$J$104"/>
            <chart:data-point chart:repeated="103"/>
          </chart:series>
          <chart:series chart:style-name="ch14" chart:values-cell-range-address="local-table.$M$2:.$M$104" chart:label-cell-address="local-table.$M$1" chart:class="chart:scatter">
            <chart:domain table:cell-range-address="local-table.$L$2:.$L$104"/>
            <chart:data-point chart:repeated="103"/>
          </chart:series>
          <chart:series chart:style-name="ch15" chart:values-cell-range-address="local-table.$O$2:.$O$104" chart:label-cell-address="local-table.$O$1" chart:class="chart:scatter">
            <chart:domain table:cell-range-address="local-table.$N$2:.$N$104"/>
            <chart:data-point chart:repeated="10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at</text:p>
              </table:table-cell>
              <table:table-cell office:value-type="string">
                <text:p/>
              </table:table-cell>
              <table:table-cell office:value-type="string">
                <text:p>store</text:p>
              </table:table-cell>
              <table:table-cell office:value-type="string">
                <text:p/>
              </table:table-cell>
              <table:table-cell office:value-type="string">
                <text:p>drive</text:p>
              </table:table-cell>
              <table:table-cell office:value-type="string">
                <text:p/>
              </table:table-cell>
              <table:table-cell office:value-type="string">
                <text:p>in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school</text:p>
              </table:table-cell>
              <table:table-cell office:value-type="string">
                <text:p/>
              </table:table-cell>
              <table:table-cell office:value-type="string">
                <text:p>sho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95">
                <text:p>0.04795</text:p>
              </table:table-cell>
              <table:table-cell office:value-type="float" office:value="0.10749">
                <text:p>0.10749</text:p>
              </table:table-cell>
              <table:table-cell office:value-type="float" office:value="0.05762">
                <text:p>0.05762</text:p>
              </table:table-cell>
              <table:table-cell office:value-type="float" office:value="0.33534">
                <text:p>0.33534</text:p>
              </table:table-cell>
              <table:table-cell office:value-type="float" office:value="0.06842">
                <text:p>0.06842</text:p>
              </table:table-cell>
              <table:table-cell office:value-type="float" office:value="0.16236">
                <text:p>0.16236</text:p>
              </table:table-cell>
              <table:table-cell office:value-type="float" office:value="0.01515">
                <text:p>0.01515</text:p>
              </table:table-cell>
              <table:table-cell office:value-type="float" office:value="0.29433">
                <text:p>0.29433</text:p>
              </table:table-cell>
              <table:table-cell office:value-type="float" office:value="0.04621">
                <text:p>0.04621</text:p>
              </table:table-cell>
              <table:table-cell office:value-type="float" office:value="0.31273">
                <text:p>0.31273</text:p>
              </table:table-cell>
              <table:table-cell office:value-type="float" office:value="0.06087">
                <text:p>0.06087</text:p>
              </table:table-cell>
              <table:table-cell office:value-type="float" office:value="0.2949">
                <text:p>0.2949</text:p>
              </table:table-cell>
              <table:table-cell office:value-type="float" office:value="0.08528">
                <text:p>0.08528</text:p>
              </table:table-cell>
              <table:table-cell office:value-type="float" office:value="0.2749">
                <text:p>0.2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88">
                <text:p>0.04788</text:p>
              </table:table-cell>
              <table:table-cell office:value-type="float" office:value="0.10741">
                <text:p>0.10741</text:p>
              </table:table-cell>
              <table:table-cell office:value-type="float" office:value="0.06379">
                <text:p>0.06379</text:p>
              </table:table-cell>
              <table:table-cell office:value-type="float" office:value="0.35204">
                <text:p>0.35204</text:p>
              </table:table-cell>
              <table:table-cell office:value-type="float" office:value="0.0701">
                <text:p>0.0701</text:p>
              </table:table-cell>
              <table:table-cell office:value-type="float" office:value="0.13153">
                <text:p>0.13153</text:p>
              </table:table-cell>
              <table:table-cell office:value-type="float" office:value="0.00582">
                <text:p>0.00582</text:p>
              </table:table-cell>
              <table:table-cell office:value-type="float" office:value="0.3218">
                <text:p>0.3218</text:p>
              </table:table-cell>
              <table:table-cell office:value-type="float" office:value="0.05722">
                <text:p>0.05722</text:p>
              </table:table-cell>
              <table:table-cell office:value-type="float" office:value="0.3063">
                <text:p>0.3063</text:p>
              </table:table-cell>
              <table:table-cell office:value-type="float" office:value="0.05648">
                <text:p>0.05648</text:p>
              </table:table-cell>
              <table:table-cell office:value-type="float" office:value="0.31386">
                <text:p>0.31386</text:p>
              </table:table-cell>
              <table:table-cell office:value-type="float" office:value="0.08575">
                <text:p>0.08575</text:p>
              </table:table-cell>
              <table:table-cell office:value-type="float" office:value="0.25834">
                <text:p>0.25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87">
                <text:p>0.04787</text:p>
              </table:table-cell>
              <table:table-cell office:value-type="float" office:value="0.10741">
                <text:p>0.10741</text:p>
              </table:table-cell>
              <table:table-cell office:value-type="float" office:value="0.06615">
                <text:p>0.06615</text:p>
              </table:table-cell>
              <table:table-cell office:value-type="float" office:value="0.35853">
                <text:p>0.35853</text:p>
              </table:table-cell>
              <table:table-cell office:value-type="float" office:value="0.07495">
                <text:p>0.07495</text:p>
              </table:table-cell>
              <table:table-cell office:value-type="float" office:value="0.11735">
                <text:p>0.11735</text:p>
              </table:table-cell>
              <table:table-cell office:value-type="float" office:value="0.00018">
                <text:p>0.00018</text:p>
              </table:table-cell>
              <table:table-cell office:value-type="float" office:value="0.33764">
                <text:p>0.33764</text:p>
              </table:table-cell>
              <table:table-cell office:value-type="float" office:value="0.0605">
                <text:p>0.0605</text:p>
              </table:table-cell>
              <table:table-cell office:value-type="float" office:value="0.30425">
                <text:p>0.30425</text:p>
              </table:table-cell>
              <table:table-cell office:value-type="float" office:value="0.04185">
                <text:p>0.04185</text:p>
              </table:table-cell>
              <table:table-cell office:value-type="float" office:value="0.30211">
                <text:p>0.30211</text:p>
              </table:table-cell>
              <table:table-cell office:value-type="float" office:value="0.08717">
                <text:p>0.08717</text:p>
              </table:table-cell>
              <table:table-cell office:value-type="float" office:value="0.24982">
                <text:p>0.24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86">
                <text:p>0.04786</text:p>
              </table:table-cell>
              <table:table-cell office:value-type="float" office:value="0.1074">
                <text:p>0.1074</text:p>
              </table:table-cell>
              <table:table-cell office:value-type="float" office:value="0.06765">
                <text:p>0.06765</text:p>
              </table:table-cell>
              <table:table-cell office:value-type="float" office:value="0.36269">
                <text:p>0.36269</text:p>
              </table:table-cell>
              <table:table-cell office:value-type="float" office:value="0.0761">
                <text:p>0.0761</text:p>
              </table:table-cell>
              <table:table-cell office:value-type="float" office:value="0.11802">
                <text:p>0.11802</text:p>
              </table:table-cell>
              <table:table-cell office:value-type="float" office:value="-0.00054">
                <text:p>-0.00054</text:p>
              </table:table-cell>
              <table:table-cell office:value-type="float" office:value="0.33786">
                <text:p>0.33786</text:p>
              </table:table-cell>
              <table:table-cell office:value-type="float" office:value="0.06277">
                <text:p>0.06277</text:p>
              </table:table-cell>
              <table:table-cell office:value-type="float" office:value="0.30285">
                <text:p>0.30285</text:p>
              </table:table-cell>
              <table:table-cell office:value-type="float" office:value="0.04025">
                <text:p>0.04025</text:p>
              </table:table-cell>
              <table:table-cell office:value-type="float" office:value="0.31053">
                <text:p>0.31053</text:p>
              </table:table-cell>
              <table:table-cell office:value-type="float" office:value="0.08762">
                <text:p>0.0876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86">
                <text:p>0.04786</text:p>
              </table:table-cell>
              <table:table-cell office:value-type="float" office:value="0.10739">
                <text:p>0.10739</text:p>
              </table:table-cell>
              <table:table-cell office:value-type="float" office:value="0.06808">
                <text:p>0.06808</text:p>
              </table:table-cell>
              <table:table-cell office:value-type="float" office:value="0.36398">
                <text:p>0.36398</text:p>
              </table:table-cell>
              <table:table-cell office:value-type="float" office:value="0.07663">
                <text:p>0.07663</text:p>
              </table:table-cell>
              <table:table-cell office:value-type="float" office:value="0.11814">
                <text:p>0.11814</text:p>
              </table:table-cell>
              <table:table-cell office:value-type="float" office:value="-0.00108">
                <text:p>-0.00108</text:p>
              </table:table-cell>
              <table:table-cell office:value-type="float" office:value="0.33819">
                <text:p>0.33819</text:p>
              </table:table-cell>
              <table:table-cell office:value-type="float" office:value="0.06398">
                <text:p>0.06398</text:p>
              </table:table-cell>
              <table:table-cell office:value-type="float" office:value="0.30256">
                <text:p>0.30256</text:p>
              </table:table-cell>
              <table:table-cell office:value-type="float" office:value="0.02632">
                <text:p>0.02632</text:p>
              </table:table-cell>
              <table:table-cell office:value-type="float" office:value="0.29384">
                <text:p>0.29384</text:p>
              </table:table-cell>
              <table:table-cell office:value-type="float" office:value="0.08791">
                <text:p>0.08791</text:p>
              </table:table-cell>
              <table:table-cell office:value-type="float" office:value="0.25173">
                <text:p>0.25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85">
                <text:p>0.04785</text:p>
              </table:table-cell>
              <table:table-cell office:value-type="float" office:value="0.10739">
                <text:p>0.10739</text:p>
              </table:table-cell>
              <table:table-cell office:value-type="float" office:value="0.06759">
                <text:p>0.06759</text:p>
              </table:table-cell>
              <table:table-cell office:value-type="float" office:value="0.36268">
                <text:p>0.36268</text:p>
              </table:table-cell>
              <table:table-cell office:value-type="float" office:value="0.0771">
                <text:p>0.0771</text:p>
              </table:table-cell>
              <table:table-cell office:value-type="float" office:value="0.1177">
                <text:p>0.1177</text:p>
              </table:table-cell>
              <table:table-cell office:value-type="float" office:value="0.00144">
                <text:p>0.00144</text:p>
              </table:table-cell>
              <table:table-cell office:value-type="float" office:value="0.33472">
                <text:p>0.33472</text:p>
              </table:table-cell>
              <table:table-cell office:value-type="float" office:value="0.06296">
                <text:p>0.06296</text:p>
              </table:table-cell>
              <table:table-cell office:value-type="float" office:value="0.30302">
                <text:p>0.30302</text:p>
              </table:table-cell>
              <table:table-cell office:value-type="float" office:value="0.02266">
                <text:p>0.02266</text:p>
              </table:table-cell>
              <table:table-cell office:value-type="float" office:value="0.29003">
                <text:p>0.29003</text:p>
              </table:table-cell>
              <table:table-cell office:value-type="float" office:value="0.08814">
                <text:p>0.08814</text:p>
              </table:table-cell>
              <table:table-cell office:value-type="float" office:value="0.25144">
                <text:p>0.25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85">
                <text:p>0.04785</text:p>
              </table:table-cell>
              <table:table-cell office:value-type="float" office:value="0.1074">
                <text:p>0.1074</text:p>
              </table:table-cell>
              <table:table-cell office:value-type="float" office:value="0.06671">
                <text:p>0.06671</text:p>
              </table:table-cell>
              <table:table-cell office:value-type="float" office:value="0.36023">
                <text:p>0.36023</text:p>
              </table:table-cell>
              <table:table-cell office:value-type="float" office:value="0.07685">
                <text:p>0.07685</text:p>
              </table:table-cell>
              <table:table-cell office:value-type="float" office:value="0.12597">
                <text:p>0.12597</text:p>
              </table:table-cell>
              <table:table-cell office:value-type="float" office:value="0.00169">
                <text:p>0.00169</text:p>
              </table:table-cell>
              <table:table-cell office:value-type="float" office:value="0.33048">
                <text:p>0.33048</text:p>
              </table:table-cell>
              <table:table-cell office:value-type="float" office:value="0.0611">
                <text:p>0.0611</text:p>
              </table:table-cell>
              <table:table-cell office:value-type="float" office:value="0.30259">
                <text:p>0.30259</text:p>
              </table:table-cell>
              <table:table-cell office:value-type="float" office:value="0.02968">
                <text:p>0.02968</text:p>
              </table:table-cell>
              <table:table-cell office:value-type="float" office:value="0.28413">
                <text:p>0.28413</text:p>
              </table:table-cell>
              <table:table-cell office:value-type="float" office:value="0.08808">
                <text:p>0.08808</text:p>
              </table:table-cell>
              <table:table-cell office:value-type="float" office:value="0.25754">
                <text:p>0.2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9">
                <text:p>0.0659</text:p>
              </table:table-cell>
              <table:table-cell office:value-type="float" office:value="0.35797">
                <text:p>0.35797</text:p>
              </table:table-cell>
              <table:table-cell office:value-type="float" office:value="0.0793">
                <text:p>0.0793</text:p>
              </table:table-cell>
              <table:table-cell office:value-type="float" office:value="0.15165">
                <text:p>0.15165</text:p>
              </table:table-cell>
              <table:table-cell office:value-type="float" office:value="0.00296">
                <text:p>0.00296</text:p>
              </table:table-cell>
              <table:table-cell office:value-type="float" office:value="0.32457">
                <text:p>0.32457</text:p>
              </table:table-cell>
              <table:table-cell office:value-type="float" office:value="0.05965">
                <text:p>0.05965</text:p>
              </table:table-cell>
              <table:table-cell office:value-type="float" office:value="0.30252">
                <text:p>0.30252</text:p>
              </table:table-cell>
              <table:table-cell office:value-type="float" office:value="0.03134">
                <text:p>0.03134</text:p>
              </table:table-cell>
              <table:table-cell office:value-type="float" office:value="0.28221">
                <text:p>0.28221</text:p>
              </table:table-cell>
              <table:table-cell office:value-type="float" office:value="0.08796">
                <text:p>0.08796</text:p>
              </table:table-cell>
              <table:table-cell office:value-type="float" office:value="0.26121">
                <text:p>0.26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25">
                <text:p>0.06525</text:p>
              </table:table-cell>
              <table:table-cell office:value-type="float" office:value="0.35618">
                <text:p>0.35618</text:p>
              </table:table-cell>
              <table:table-cell office:value-type="float" office:value="0.07878">
                <text:p>0.07878</text:p>
              </table:table-cell>
              <table:table-cell office:value-type="float" office:value="0.1506">
                <text:p>0.1506</text:p>
              </table:table-cell>
              <table:table-cell office:value-type="float" office:value="0.00367">
                <text:p>0.00367</text:p>
              </table:table-cell>
              <table:table-cell office:value-type="float" office:value="0.32113">
                <text:p>0.32113</text:p>
              </table:table-cell>
              <table:table-cell office:value-type="float" office:value="0.05889">
                <text:p>0.05889</text:p>
              </table:table-cell>
              <table:table-cell office:value-type="float" office:value="0.3028">
                <text:p>0.3028</text:p>
              </table:table-cell>
              <table:table-cell office:value-type="float" office:value="0.03258">
                <text:p>0.03258</text:p>
              </table:table-cell>
              <table:table-cell office:value-type="float" office:value="0.2808">
                <text:p>0.2808</text:p>
              </table:table-cell>
              <table:table-cell office:value-type="float" office:value="0.08787">
                <text:p>0.08787</text:p>
              </table:table-cell>
              <table:table-cell office:value-type="float" office:value="0.26314">
                <text:p>0.26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78">
                <text:p>0.06478</text:p>
              </table:table-cell>
              <table:table-cell office:value-type="float" office:value="0.35487">
                <text:p>0.35487</text:p>
              </table:table-cell>
              <table:table-cell office:value-type="float" office:value="0.08032">
                <text:p>0.08032</text:p>
              </table:table-cell>
              <table:table-cell office:value-type="float" office:value="0.16931">
                <text:p>0.16931</text:p>
              </table:table-cell>
              <table:table-cell office:value-type="float" office:value="0.00407">
                <text:p>0.00407</text:p>
              </table:table-cell>
              <table:table-cell office:value-type="float" office:value="0.319">
                <text:p>0.319</text:p>
              </table:table-cell>
              <table:table-cell office:value-type="float" office:value="0.05768">
                <text:p>0.05768</text:p>
              </table:table-cell>
              <table:table-cell office:value-type="float" office:value="0.303">
                <text:p>0.303</text:p>
              </table:table-cell>
              <table:table-cell office:value-type="float" office:value="0.03428">
                <text:p>0.03428</text:p>
              </table:table-cell>
              <table:table-cell office:value-type="float" office:value="0.27994">
                <text:p>0.27994</text:p>
              </table:table-cell>
              <table:table-cell office:value-type="float" office:value="0.08779">
                <text:p>0.08779</text:p>
              </table:table-cell>
              <table:table-cell office:value-type="float" office:value="0.26423">
                <text:p>0.2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46">
                <text:p>0.06446</text:p>
              </table:table-cell>
              <table:table-cell office:value-type="float" office:value="0.35394">
                <text:p>0.35394</text:p>
              </table:table-cell>
              <table:table-cell office:value-type="float" office:value="0.08188">
                <text:p>0.08188</text:p>
              </table:table-cell>
              <table:table-cell office:value-type="float" office:value="0.19274">
                <text:p>0.19274</text:p>
              </table:table-cell>
              <table:table-cell office:value-type="float" office:value="0.00516">
                <text:p>0.00516</text:p>
              </table:table-cell>
              <table:table-cell office:value-type="float" office:value="0.31643">
                <text:p>0.31643</text:p>
              </table:table-cell>
              <table:table-cell office:value-type="float" office:value="0.05702">
                <text:p>0.05702</text:p>
              </table:table-cell>
              <table:table-cell office:value-type="float" office:value="0.3032">
                <text:p>0.3032</text:p>
              </table:table-cell>
              <table:table-cell office:value-type="float" office:value="0.03499">
                <text:p>0.03499</text:p>
              </table:table-cell>
              <table:table-cell office:value-type="float" office:value="0.27944">
                <text:p>0.27944</text:p>
              </table:table-cell>
              <table:table-cell office:value-type="float" office:value="0.08773">
                <text:p>0.08773</text:p>
              </table:table-cell>
              <table:table-cell office:value-type="float" office:value="0.26483">
                <text:p>0.26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84">
                <text:p>0.04784</text:p>
              </table:table-cell>
              <table:table-cell office:value-type="float" office:value="0.10742">
                <text:p>0.10742</text:p>
              </table:table-cell>
              <table:table-cell office:value-type="float" office:value="0.06425">
                <text:p>0.06425</text:p>
              </table:table-cell>
              <table:table-cell office:value-type="float" office:value="0.35326">
                <text:p>0.35326</text:p>
              </table:table-cell>
              <table:table-cell office:value-type="float" office:value="0.08194">
                <text:p>0.08194</text:p>
              </table:table-cell>
              <table:table-cell office:value-type="float" office:value="0.20519">
                <text:p>0.20519</text:p>
              </table:table-cell>
              <table:table-cell office:value-type="float" office:value="0.00589">
                <text:p>0.00589</text:p>
              </table:table-cell>
              <table:table-cell office:value-type="float" office:value="0.31474">
                <text:p>0.31474</text:p>
              </table:table-cell>
              <table:table-cell office:value-type="float" office:value="0.05654">
                <text:p>0.05654</text:p>
              </table:table-cell>
              <table:table-cell office:value-type="float" office:value="0.30349">
                <text:p>0.30349</text:p>
              </table:table-cell>
              <table:table-cell office:value-type="float" office:value="0.03512">
                <text:p>0.03512</text:p>
              </table:table-cell>
              <table:table-cell office:value-type="float" office:value="0.27921">
                <text:p>0.27921</text:p>
              </table:table-cell>
              <table:table-cell office:value-type="float" office:value="0.08769">
                <text:p>0.08769</text:p>
              </table:table-cell>
              <table:table-cell office:value-type="float" office:value="0.26521">
                <text:p>0.2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84">
                <text:p>0.04784</text:p>
              </table:table-cell>
              <table:table-cell office:value-type="float" office:value="0.10744">
                <text:p>0.10744</text:p>
              </table:table-cell>
              <table:table-cell office:value-type="float" office:value="0.06411">
                <text:p>0.06411</text:p>
              </table:table-cell>
              <table:table-cell office:value-type="float" office:value="0.35276">
                <text:p>0.35276</text:p>
              </table:table-cell>
              <table:table-cell office:value-type="float" office:value="0.07723">
                <text:p>0.07723</text:p>
              </table:table-cell>
              <table:table-cell office:value-type="float" office:value="0.23906">
                <text:p>0.23906</text:p>
              </table:table-cell>
              <table:table-cell office:value-type="float" office:value="0.00636">
                <text:p>0.00636</text:p>
              </table:table-cell>
              <table:table-cell office:value-type="float" office:value="0.31363">
                <text:p>0.31363</text:p>
              </table:table-cell>
              <table:table-cell office:value-type="float" office:value="0.05625">
                <text:p>0.05625</text:p>
              </table:table-cell>
              <table:table-cell office:value-type="float" office:value="0.30362">
                <text:p>0.30362</text:p>
              </table:table-cell>
              <table:table-cell office:value-type="float" office:value="0.03073">
                <text:p>0.03073</text:p>
              </table:table-cell>
              <table:table-cell office:value-type="float" office:value="0.28059">
                <text:p>0.28059</text:p>
              </table:table-cell>
              <table:table-cell office:value-type="float" office:value="0.08765">
                <text:p>0.08765</text:p>
              </table:table-cell>
              <table:table-cell office:value-type="float" office:value="0.26546">
                <text:p>0.26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5">
                <text:p>0.04785</text:p>
              </table:table-cell>
              <table:table-cell office:value-type="float" office:value="0.10748">
                <text:p>0.10748</text:p>
              </table:table-cell>
              <table:table-cell office:value-type="float" office:value="0.06401">
                <text:p>0.06401</text:p>
              </table:table-cell>
              <table:table-cell office:value-type="float" office:value="0.35241">
                <text:p>0.35241</text:p>
              </table:table-cell>
              <table:table-cell office:value-type="float" office:value="0.07488">
                <text:p>0.07488</text:p>
              </table:table-cell>
              <table:table-cell office:value-type="float" office:value="0.27047">
                <text:p>0.27047</text:p>
              </table:table-cell>
              <table:table-cell office:value-type="float" office:value="0.00627">
                <text:p>0.00627</text:p>
              </table:table-cell>
              <table:table-cell office:value-type="float" office:value="0.31332">
                <text:p>0.31332</text:p>
              </table:table-cell>
              <table:table-cell office:value-type="float" office:value="0.05604">
                <text:p>0.05604</text:p>
              </table:table-cell>
              <table:table-cell office:value-type="float" office:value="0.30365">
                <text:p>0.30365</text:p>
              </table:table-cell>
              <table:table-cell office:value-type="float" office:value="0.01479">
                <text:p>0.01479</text:p>
              </table:table-cell>
              <table:table-cell office:value-type="float" office:value="0.27473">
                <text:p>0.27473</text:p>
              </table:table-cell>
              <table:table-cell office:value-type="float" office:value="0.08763">
                <text:p>0.08763</text:p>
              </table:table-cell>
              <table:table-cell office:value-type="float" office:value="0.26563">
                <text:p>0.26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1">
                <text:p>0.04781</text:p>
              </table:table-cell>
              <table:table-cell office:value-type="float" office:value="0.10759">
                <text:p>0.10759</text:p>
              </table:table-cell>
              <table:table-cell office:value-type="float" office:value="0.06395">
                <text:p>0.06395</text:p>
              </table:table-cell>
              <table:table-cell office:value-type="float" office:value="0.35215">
                <text:p>0.35215</text:p>
              </table:table-cell>
              <table:table-cell office:value-type="float" office:value="0.07195">
                <text:p>0.07195</text:p>
              </table:table-cell>
              <table:table-cell office:value-type="float" office:value="0.29586">
                <text:p>0.29586</text:p>
              </table:table-cell>
              <table:table-cell office:value-type="float" office:value="0.00639">
                <text:p>0.00639</text:p>
              </table:table-cell>
              <table:table-cell office:value-type="float" office:value="0.31285">
                <text:p>0.31285</text:p>
              </table:table-cell>
              <table:table-cell office:value-type="float" office:value="0.05673">
                <text:p>0.05673</text:p>
              </table:table-cell>
              <table:table-cell office:value-type="float" office:value="0.30451">
                <text:p>0.30451</text:p>
              </table:table-cell>
              <table:table-cell office:value-type="float" office:value="0.01602">
                <text:p>0.01602</text:p>
              </table:table-cell>
              <table:table-cell office:value-type="float" office:value="0.28301">
                <text:p>0.28301</text:p>
              </table:table-cell>
              <table:table-cell office:value-type="float" office:value="0.08885">
                <text:p>0.08885</text:p>
              </table:table-cell>
              <table:table-cell office:value-type="float" office:value="0.26567">
                <text:p>0.26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96">
                <text:p>0.04696</text:p>
              </table:table-cell>
              <table:table-cell office:value-type="float" office:value="0.1084">
                <text:p>0.1084</text:p>
              </table:table-cell>
              <table:table-cell office:value-type="float" office:value="0.06388">
                <text:p>0.06388</text:p>
              </table:table-cell>
              <table:table-cell office:value-type="float" office:value="0.35192">
                <text:p>0.35192</text:p>
              </table:table-cell>
              <table:table-cell office:value-type="float" office:value="0.07057">
                <text:p>0.07057</text:p>
              </table:table-cell>
              <table:table-cell office:value-type="float" office:value="0.309">
                <text:p>0.309</text:p>
              </table:table-cell>
              <table:table-cell office:value-type="float" office:value="0.00646">
                <text:p>0.00646</text:p>
              </table:table-cell>
              <table:table-cell office:value-type="float" office:value="0.31256">
                <text:p>0.31256</text:p>
              </table:table-cell>
              <table:table-cell office:value-type="float" office:value="0.05713">
                <text:p>0.05713</text:p>
              </table:table-cell>
              <table:table-cell office:value-type="float" office:value="0.30535">
                <text:p>0.30535</text:p>
              </table:table-cell>
              <table:table-cell office:value-type="float" office:value="0.01892">
                <text:p>0.01892</text:p>
              </table:table-cell>
              <table:table-cell office:value-type="float" office:value="0.28922">
                <text:p>0.28922</text:p>
              </table:table-cell>
              <table:table-cell office:value-type="float" office:value="0.08948">
                <text:p>0.08948</text:p>
              </table:table-cell>
              <table:table-cell office:value-type="float" office:value="0.26561">
                <text:p>0.26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">
                <text:p>0.03808</text:p>
              </table:table-cell>
              <table:table-cell office:value-type="float" office:value="0.11916">
                <text:p>0.11916</text:p>
              </table:table-cell>
              <table:table-cell office:value-type="float" office:value="0.06373">
                <text:p>0.06373</text:p>
              </table:table-cell>
              <table:table-cell office:value-type="float" office:value="0.35173">
                <text:p>0.35173</text:p>
              </table:table-cell>
              <table:table-cell office:value-type="float" office:value="0.06978">
                <text:p>0.06978</text:p>
              </table:table-cell>
              <table:table-cell office:value-type="float" office:value="0.31503">
                <text:p>0.31503</text:p>
              </table:table-cell>
              <table:table-cell office:value-type="float" office:value="0.00599">
                <text:p>0.00599</text:p>
              </table:table-cell>
              <table:table-cell office:value-type="float" office:value="0.31315">
                <text:p>0.31315</text:p>
              </table:table-cell>
              <table:table-cell office:value-type="float" office:value="0.05736">
                <text:p>0.05736</text:p>
              </table:table-cell>
              <table:table-cell office:value-type="float" office:value="0.30594">
                <text:p>0.30594</text:p>
              </table:table-cell>
              <table:table-cell office:value-type="float" office:value="0.02451">
                <text:p>0.02451</text:p>
              </table:table-cell>
              <table:table-cell office:value-type="float" office:value="0.29526">
                <text:p>0.29526</text:p>
              </table:table-cell>
              <table:table-cell office:value-type="float" office:value="0.08985">
                <text:p>0.08985</text:p>
              </table:table-cell>
              <table:table-cell office:value-type="float" office:value="0.26551">
                <text:p>0.26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39">
                <text:p>0.03039</text:p>
              </table:table-cell>
              <table:table-cell office:value-type="float" office:value="0.14443">
                <text:p>0.14443</text:p>
              </table:table-cell>
              <table:table-cell office:value-type="float" office:value="0.06314">
                <text:p>0.06314</text:p>
              </table:table-cell>
              <table:table-cell office:value-type="float" office:value="0.35128">
                <text:p>0.35128</text:p>
              </table:table-cell>
              <table:table-cell office:value-type="float" office:value="0.06924">
                <text:p>0.06924</text:p>
              </table:table-cell>
              <table:table-cell office:value-type="float" office:value="0.31752">
                <text:p>0.31752</text:p>
              </table:table-cell>
              <table:table-cell office:value-type="float" office:value="0.0059">
                <text:p>0.0059</text:p>
              </table:table-cell>
              <table:table-cell office:value-type="float" office:value="0.31315">
                <text:p>0.31315</text:p>
              </table:table-cell>
              <table:table-cell office:value-type="float" office:value="0.05646">
                <text:p>0.05646</text:p>
              </table:table-cell>
              <table:table-cell office:value-type="float" office:value="0.30646">
                <text:p>0.30646</text:p>
              </table:table-cell>
              <table:table-cell office:value-type="float" office:value="0.03632">
                <text:p>0.03632</text:p>
              </table:table-cell>
              <table:table-cell office:value-type="float" office:value="0.31002">
                <text:p>0.31002</text:p>
              </table:table-cell>
              <table:table-cell office:value-type="float" office:value="0.09006">
                <text:p>0.09006</text:p>
              </table:table-cell>
              <table:table-cell office:value-type="float" office:value="0.26536">
                <text:p>0.26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7">
                <text:p>0.0277</text:p>
              </table:table-cell>
              <table:table-cell office:value-type="float" office:value="0.17956">
                <text:p>0.17956</text:p>
              </table:table-cell>
              <table:table-cell office:value-type="float" office:value="0.0587">
                <text:p>0.0587</text:p>
              </table:table-cell>
              <table:table-cell office:value-type="float" office:value="0.34191">
                <text:p>0.34191</text:p>
              </table:table-cell>
              <table:table-cell office:value-type="float" office:value="0.06856">
                <text:p>0.06856</text:p>
              </table:table-cell>
              <table:table-cell office:value-type="float" office:value="0.3186">
                <text:p>0.3186</text:p>
              </table:table-cell>
              <table:table-cell office:value-type="float" office:value="0.0054">
                <text:p>0.0054</text:p>
              </table:table-cell>
              <table:table-cell office:value-type="float" office:value="0.31389">
                <text:p>0.31389</text:p>
              </table:table-cell>
              <table:table-cell office:value-type="float" office:value="0.05583">
                <text:p>0.05583</text:p>
              </table:table-cell>
              <table:table-cell office:value-type="float" office:value="0.30723">
                <text:p>0.30723</text:p>
              </table:table-cell>
              <table:table-cell office:value-type="float" office:value="0.04023">
                <text:p>0.04023</text:p>
              </table:table-cell>
              <table:table-cell office:value-type="float" office:value="0.31316">
                <text:p>0.31316</text:p>
              </table:table-cell>
              <table:table-cell office:value-type="float" office:value="0.0902">
                <text:p>0.0902</text:p>
              </table:table-cell>
              <table:table-cell office:value-type="float" office:value="0.26525">
                <text:p>0.2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34">
                <text:p>0.02234</text:p>
              </table:table-cell>
              <table:table-cell office:value-type="float" office:value="0.21686">
                <text:p>0.21686</text:p>
              </table:table-cell>
              <table:table-cell office:value-type="float" office:value="0.0548">
                <text:p>0.0548</text:p>
              </table:table-cell>
              <table:table-cell office:value-type="float" office:value="0.33391">
                <text:p>0.33391</text:p>
              </table:table-cell>
              <table:table-cell office:value-type="float" office:value="0.06829">
                <text:p>0.06829</text:p>
              </table:table-cell>
              <table:table-cell office:value-type="float" office:value="0.31559">
                <text:p>0.31559</text:p>
              </table:table-cell>
              <table:table-cell office:value-type="float" office:value="0.00492">
                <text:p>0.00492</text:p>
              </table:table-cell>
              <table:table-cell office:value-type="float" office:value="0.31459">
                <text:p>0.31459</text:p>
              </table:table-cell>
              <table:table-cell office:value-type="float" office:value="0.05565">
                <text:p>0.05565</text:p>
              </table:table-cell>
              <table:table-cell office:value-type="float" office:value="0.30821">
                <text:p>0.30821</text:p>
              </table:table-cell>
              <table:table-cell office:value-type="float" office:value="0.04464">
                <text:p>0.04464</text:p>
              </table:table-cell>
              <table:table-cell office:value-type="float" office:value="0.31882">
                <text:p>0.31882</text:p>
              </table:table-cell>
              <table:table-cell office:value-type="float" office:value="0.09029">
                <text:p>0.09029</text:p>
              </table:table-cell>
              <table:table-cell office:value-type="float" office:value="0.26517">
                <text:p>0.26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1">
                <text:p>0.02551</text:p>
              </table:table-cell>
              <table:table-cell office:value-type="float" office:value="0.26276">
                <text:p>0.26276</text:p>
              </table:table-cell>
              <table:table-cell office:value-type="float" office:value="0.05191">
                <text:p>0.05191</text:p>
              </table:table-cell>
              <table:table-cell office:value-type="float" office:value="0.3282">
                <text:p>0.3282</text:p>
              </table:table-cell>
              <table:table-cell office:value-type="float" office:value="-0.5023">
                <text:p>-0.5023</text:p>
              </table:table-cell>
              <table:table-cell office:value-type="float" office:value="-0.14118">
                <text:p>-0.14118</text:p>
              </table:table-cell>
              <table:table-cell office:value-type="float" office:value="-0.50554">
                <text:p>-0.50554</text:p>
              </table:table-cell>
              <table:table-cell office:value-type="float" office:value="-0.1384">
                <text:p>-0.1384</text:p>
              </table:table-cell>
              <table:table-cell office:value-type="float" office:value="0.0555">
                <text:p>0.0555</text:p>
              </table:table-cell>
              <table:table-cell office:value-type="float" office:value="0.30932">
                <text:p>0.30932</text:p>
              </table:table-cell>
              <table:table-cell office:value-type="float" office:value="-0.50511">
                <text:p>-0.50511</text:p>
              </table:table-cell>
              <table:table-cell office:value-type="float" office:value="-0.14515">
                <text:p>-0.14515</text:p>
              </table:table-cell>
              <table:table-cell office:value-type="float" office:value="0.09035">
                <text:p>0.09035</text:p>
              </table:table-cell>
              <table:table-cell office:value-type="float" office:value="0.26508">
                <text:p>0.26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7">
                <text:p>0.03087</text:p>
              </table:table-cell>
              <table:table-cell office:value-type="float" office:value="0.30097">
                <text:p>0.30097</text:p>
              </table:table-cell>
              <table:table-cell office:value-type="float" office:value="0.04923">
                <text:p>0.04923</text:p>
              </table:table-cell>
              <table:table-cell office:value-type="float" office:value="0.32143">
                <text:p>0.32143</text:p>
              </table:table-cell>
              <table:table-cell office:value-type="float" office:value="0.06778">
                <text:p>0.06778</text:p>
              </table:table-cell>
              <table:table-cell office:value-type="float" office:value="0.30329">
                <text:p>0.30329</text:p>
              </table:table-cell>
              <table:table-cell office:value-type="float" office:value="0.00488">
                <text:p>0.00488</text:p>
              </table:table-cell>
              <table:table-cell office:value-type="float" office:value="0.31476">
                <text:p>0.31476</text:p>
              </table:table-cell>
              <table:table-cell office:value-type="float" office:value="0.05548">
                <text:p>0.05548</text:p>
              </table:table-cell>
              <table:table-cell office:value-type="float" office:value="0.31024">
                <text:p>0.31024</text:p>
              </table:table-cell>
              <table:table-cell office:value-type="float" office:value="0.04834">
                <text:p>0.04834</text:p>
              </table:table-cell>
              <table:table-cell office:value-type="float" office:value="0.32344">
                <text:p>0.32344</text:p>
              </table:table-cell>
              <table:table-cell office:value-type="float" office:value="0.09025">
                <text:p>0.09025</text:p>
              </table:table-cell>
              <table:table-cell office:value-type="float" office:value="0.26481">
                <text:p>0.2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62">
                <text:p>0.04862</text:p>
              </table:table-cell>
              <table:table-cell office:value-type="float" office:value="0.3289">
                <text:p>0.3289</text:p>
              </table:table-cell>
              <table:table-cell office:value-type="float" office:value="-0.50505">
                <text:p>-0.50505</text:p>
              </table:table-cell>
              <table:table-cell office:value-type="float" office:value="-0.14465">
                <text:p>-0.14465</text:p>
              </table:table-cell>
              <table:table-cell office:value-type="float" office:value="0.06872">
                <text:p>0.06872</text:p>
              </table:table-cell>
              <table:table-cell office:value-type="float" office:value="0.28802">
                <text:p>0.28802</text:p>
              </table:table-cell>
              <table:table-cell office:value-type="float" office:value="0.005">
                <text:p>0.005</text:p>
              </table:table-cell>
              <table:table-cell office:value-type="float" office:value="0.31465">
                <text:p>0.31465</text:p>
              </table:table-cell>
              <table:table-cell office:value-type="float" office:value="0.05547">
                <text:p>0.05547</text:p>
              </table:table-cell>
              <table:table-cell office:value-type="float" office:value="0.31098">
                <text:p>0.31098</text:p>
              </table:table-cell>
              <table:table-cell office:value-type="float" office:value="0.0493">
                <text:p>0.0493</text:p>
              </table:table-cell>
              <table:table-cell office:value-type="float" office:value="0.32453">
                <text:p>0.32453</text:p>
              </table:table-cell>
              <table:table-cell office:value-type="float" office:value="0.08999">
                <text:p>0.08999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3">
                <text:p>0.0603</text:p>
              </table:table-cell>
              <table:table-cell office:value-type="float" office:value="0.35754">
                <text:p>0.35754</text:p>
              </table:table-cell>
              <table:table-cell office:value-type="float" office:value="0.04425">
                <text:p>0.04425</text:p>
              </table:table-cell>
              <table:table-cell office:value-type="float" office:value="0.31271">
                <text:p>0.31271</text:p>
              </table:table-cell>
              <table:table-cell office:value-type="float" office:value="0.06989">
                <text:p>0.06989</text:p>
              </table:table-cell>
              <table:table-cell office:value-type="float" office:value="0.2818">
                <text:p>0.2818</text:p>
              </table:table-cell>
              <table:table-cell office:value-type="float" office:value="0.00504">
                <text:p>0.00504</text:p>
              </table:table-cell>
              <table:table-cell office:value-type="float" office:value="0.31459">
                <text:p>0.31459</text:p>
              </table:table-cell>
              <table:table-cell office:value-type="float" office:value="0.05587">
                <text:p>0.05587</text:p>
              </table:table-cell>
              <table:table-cell office:value-type="float" office:value="0.312">
                <text:p>0.312</text:p>
              </table:table-cell>
              <table:table-cell office:value-type="float" office:value="0.04958">
                <text:p>0.04958</text:p>
              </table:table-cell>
              <table:table-cell office:value-type="float" office:value="0.3244">
                <text:p>0.3244</text:p>
              </table:table-cell>
              <table:table-cell office:value-type="float" office:value="0.08548">
                <text:p>0.08548</text:p>
              </table:table-cell>
              <table:table-cell office:value-type="float" office:value="0.25388">
                <text:p>0.25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07">
                <text:p>0.07607</text:p>
              </table:table-cell>
              <table:table-cell office:value-type="float" office:value="0.36909">
                <text:p>0.36909</text:p>
              </table:table-cell>
              <table:table-cell office:value-type="float" office:value="0.044">
                <text:p>0.044</text:p>
              </table:table-cell>
              <table:table-cell office:value-type="float" office:value="0.31004">
                <text:p>0.31004</text:p>
              </table:table-cell>
              <table:table-cell office:value-type="float" office:value="0.07058">
                <text:p>0.07058</text:p>
              </table:table-cell>
              <table:table-cell office:value-type="float" office:value="0.24978">
                <text:p>0.24978</text:p>
              </table:table-cell>
              <table:table-cell office:value-type="float" office:value="0.00503">
                <text:p>0.00503</text:p>
              </table:table-cell>
              <table:table-cell office:value-type="float" office:value="0.31455">
                <text:p>0.31455</text:p>
              </table:table-cell>
              <table:table-cell office:value-type="float" office:value="0.05652">
                <text:p>0.05652</text:p>
              </table:table-cell>
              <table:table-cell office:value-type="float" office:value="0.31359">
                <text:p>0.31359</text:p>
              </table:table-cell>
              <table:table-cell office:value-type="float" office:value="0.0436">
                <text:p>0.0436</text:p>
              </table:table-cell>
              <table:table-cell office:value-type="float" office:value="0.30723">
                <text:p>0.30723</text:p>
              </table:table-cell>
              <table:table-cell office:value-type="float" office:value="0.08344">
                <text:p>0.08344</text:p>
              </table:table-cell>
              <table:table-cell office:value-type="float" office:value="0.24922">
                <text:p>0.24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1">
                <text:p>0.08751</text:p>
              </table:table-cell>
              <table:table-cell office:value-type="float" office:value="0.38003">
                <text:p>0.38003</text:p>
              </table:table-cell>
              <table:table-cell office:value-type="float" office:value="0.04497">
                <text:p>0.04497</text:p>
              </table:table-cell>
              <table:table-cell office:value-type="float" office:value="0.30905">
                <text:p>0.30905</text:p>
              </table:table-cell>
              <table:table-cell office:value-type="float" office:value="0.074">
                <text:p>0.074</text:p>
              </table:table-cell>
              <table:table-cell office:value-type="float" office:value="0.21248">
                <text:p>0.21248</text:p>
              </table:table-cell>
              <table:table-cell office:value-type="float" office:value="0.00495">
                <text:p>0.00495</text:p>
              </table:table-cell>
              <table:table-cell office:value-type="float" office:value="0.31449">
                <text:p>0.31449</text:p>
              </table:table-cell>
              <table:table-cell office:value-type="float" office:value="0.0568">
                <text:p>0.0568</text:p>
              </table:table-cell>
              <table:table-cell office:value-type="float" office:value="0.31553">
                <text:p>0.31553</text:p>
              </table:table-cell>
              <table:table-cell office:value-type="float" office:value="0.03563">
                <text:p>0.03563</text:p>
              </table:table-cell>
              <table:table-cell office:value-type="float" office:value="0.2913">
                <text:p>0.2913</text:p>
              </table:table-cell>
              <table:table-cell office:value-type="float" office:value="0.08208">
                <text:p>0.08208</text:p>
              </table:table-cell>
              <table:table-cell office:value-type="float" office:value="0.24677">
                <text:p>0.24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132">
                <text:p>0.09132</text:p>
              </table:table-cell>
              <table:table-cell office:value-type="float" office:value="0.38267">
                <text:p>0.38267</text:p>
              </table:table-cell>
              <table:table-cell office:value-type="float" office:value="0.05049">
                <text:p>0.05049</text:p>
              </table:table-cell>
              <table:table-cell office:value-type="float" office:value="0.32273">
                <text:p>0.32273</text:p>
              </table:table-cell>
              <table:table-cell office:value-type="float" office:value="0.07054">
                <text:p>0.07054</text:p>
              </table:table-cell>
              <table:table-cell office:value-type="float" office:value="0.18044">
                <text:p>0.18044</text:p>
              </table:table-cell>
              <table:table-cell office:value-type="float" office:value="0.00485">
                <text:p>0.00485</text:p>
              </table:table-cell>
              <table:table-cell office:value-type="float" office:value="0.31444">
                <text:p>0.31444</text:p>
              </table:table-cell>
              <table:table-cell office:value-type="float" office:value="0.05152">
                <text:p>0.05152</text:p>
              </table:table-cell>
              <table:table-cell office:value-type="float" office:value="0.31777">
                <text:p>0.31777</text:p>
              </table:table-cell>
              <table:table-cell office:value-type="float" office:value="0.02795">
                <text:p>0.02795</text:p>
              </table:table-cell>
              <table:table-cell office:value-type="float" office:value="0.28123">
                <text:p>0.28123</text:p>
              </table:table-cell>
              <table:table-cell office:value-type="float" office:value="0.08101">
                <text:p>0.08101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47">
                <text:p>0.09347</text:p>
              </table:table-cell>
              <table:table-cell office:value-type="float" office:value="0.38374">
                <text:p>0.38374</text:p>
              </table:table-cell>
              <table:table-cell office:value-type="float" office:value="0.05775">
                <text:p>0.05775</text:p>
              </table:table-cell>
              <table:table-cell office:value-type="float" office:value="0.34048">
                <text:p>0.34048</text:p>
              </table:table-cell>
              <table:table-cell office:value-type="float" office:value="0.07274">
                <text:p>0.07274</text:p>
              </table:table-cell>
              <table:table-cell office:value-type="float" office:value="0.15504">
                <text:p>0.15504</text:p>
              </table:table-cell>
              <table:table-cell office:value-type="float" office:value="0.0042">
                <text:p>0.0042</text:p>
              </table:table-cell>
              <table:table-cell office:value-type="float" office:value="0.31497">
                <text:p>0.31497</text:p>
              </table:table-cell>
              <table:table-cell office:value-type="float" office:value="0.05142">
                <text:p>0.05142</text:p>
              </table:table-cell>
              <table:table-cell office:value-type="float" office:value="0.32483">
                <text:p>0.32483</text:p>
              </table:table-cell>
              <table:table-cell office:value-type="float" office:value="-0.5052">
                <text:p>-0.5052</text:p>
              </table:table-cell>
              <table:table-cell office:value-type="float" office:value="-0.1457">
                <text:p>-0.1457</text:p>
              </table:table-cell>
              <table:table-cell office:value-type="float" office:value="0.07984">
                <text:p>0.07984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414">
                <text:p>0.09414</text:p>
              </table:table-cell>
              <table:table-cell office:value-type="float" office:value="0.38218">
                <text:p>0.38218</text:p>
              </table:table-cell>
              <table:table-cell office:value-type="float" office:value="0.06375">
                <text:p>0.06375</text:p>
              </table:table-cell>
              <table:table-cell office:value-type="float" office:value="0.34973">
                <text:p>0.34973</text:p>
              </table:table-cell>
              <table:table-cell office:value-type="float" office:value="0.06981">
                <text:p>0.06981</text:p>
              </table:table-cell>
              <table:table-cell office:value-type="float" office:value="0.12606">
                <text:p>0.12606</text:p>
              </table:table-cell>
              <table:table-cell office:value-type="float" office:value="0.00359">
                <text:p>0.00359</text:p>
              </table:table-cell>
              <table:table-cell office:value-type="float" office:value="0.31516">
                <text:p>0.31516</text:p>
              </table:table-cell>
              <table:table-cell office:value-type="float" office:value="0.05171">
                <text:p>0.05171</text:p>
              </table:table-cell>
              <table:table-cell office:value-type="float" office:value="0.32917">
                <text:p>0.32917</text:p>
              </table:table-cell>
              <table:table-cell office:value-type="float" office:value="0.01776">
                <text:p>0.01776</text:p>
              </table:table-cell>
              <table:table-cell office:value-type="float" office:value="0.26984">
                <text:p>0.26984</text:p>
              </table:table-cell>
              <table:table-cell office:value-type="float" office:value="0.07893">
                <text:p>0.07893</text:p>
              </table:table-cell>
              <table:table-cell office:value-type="float" office:value="0.24354">
                <text:p>0.24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57">
                <text:p>0.09357</text:p>
              </table:table-cell>
              <table:table-cell office:value-type="float" office:value="0.37877">
                <text:p>0.37877</text:p>
              </table:table-cell>
              <table:table-cell office:value-type="float" office:value="-0.50488">
                <text:p>-0.50488</text:p>
              </table:table-cell>
              <table:table-cell office:value-type="float" office:value="-0.14527">
                <text:p>-0.14527</text:p>
              </table:table-cell>
              <table:table-cell office:value-type="float" office:value="0.06807">
                <text:p>0.06807</text:p>
              </table:table-cell>
              <table:table-cell office:value-type="float" office:value="0.11057">
                <text:p>0.11057</text:p>
              </table:table-cell>
              <table:table-cell office:value-type="float" office:value="-0.50667">
                <text:p>-0.50667</text:p>
              </table:table-cell>
              <table:table-cell office:value-type="float" office:value="-0.13843">
                <text:p>-0.13843</text:p>
              </table:table-cell>
              <table:table-cell office:value-type="float" office:value="0.05148">
                <text:p>0.05148</text:p>
              </table:table-cell>
              <table:table-cell office:value-type="float" office:value="0.33202">
                <text:p>0.33202</text:p>
              </table:table-cell>
              <table:table-cell office:value-type="float" office:value="0.0179">
                <text:p>0.0179</text:p>
              </table:table-cell>
              <table:table-cell office:value-type="float" office:value="0.27521">
                <text:p>0.27521</text:p>
              </table:table-cell>
              <table:table-cell office:value-type="float" office:value="0.07822">
                <text:p>0.07822</text:p>
              </table:table-cell>
              <table:table-cell office:value-type="float" office:value="0.24313">
                <text:p>0.2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3">
                <text:p>0.0913</text:p>
              </table:table-cell>
              <table:table-cell office:value-type="float" office:value="0.3739">
                <text:p>0.3739</text:p>
              </table:table-cell>
              <table:table-cell office:value-type="float" office:value="0.07905">
                <text:p>0.07905</text:p>
              </table:table-cell>
              <table:table-cell office:value-type="float" office:value="0.35352">
                <text:p>0.35352</text:p>
              </table:table-cell>
              <table:table-cell office:value-type="float" office:value="0.0669">
                <text:p>0.0669</text:p>
              </table:table-cell>
              <table:table-cell office:value-type="float" office:value="0.10239">
                <text:p>0.10239</text:p>
              </table:table-cell>
              <table:table-cell office:value-type="float" office:value="0.00201">
                <text:p>0.00201</text:p>
              </table:table-cell>
              <table:table-cell office:value-type="float" office:value="0.31292">
                <text:p>0.31292</text:p>
              </table:table-cell>
              <table:table-cell office:value-type="float" office:value="0.05133">
                <text:p>0.05133</text:p>
              </table:table-cell>
              <table:table-cell office:value-type="float" office:value="0.33381">
                <text:p>0.33381</text:p>
              </table:table-cell>
              <table:table-cell office:value-type="float" office:value="0.02607">
                <text:p>0.02607</text:p>
              </table:table-cell>
              <table:table-cell office:value-type="float" office:value="0.27821">
                <text:p>0.27821</text:p>
              </table:table-cell>
              <table:table-cell office:value-type="float" office:value="0.0777">
                <text:p>0.0777</text:p>
              </table:table-cell>
              <table:table-cell office:value-type="float" office:value="0.24293">
                <text:p>0.24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81">
                <text:p>0.08981</text:p>
              </table:table-cell>
              <table:table-cell office:value-type="float" office:value="0.37085">
                <text:p>0.37085</text:p>
              </table:table-cell>
              <table:table-cell office:value-type="float" office:value="0.08231">
                <text:p>0.08231</text:p>
              </table:table-cell>
              <table:table-cell office:value-type="float" office:value="0.35507">
                <text:p>0.35507</text:p>
              </table:table-cell>
              <table:table-cell office:value-type="float" office:value="0.06621">
                <text:p>0.06621</text:p>
              </table:table-cell>
              <table:table-cell office:value-type="float" office:value="0.09937">
                <text:p>0.09937</text:p>
              </table:table-cell>
              <table:table-cell office:value-type="float" office:value="-0.00035">
                <text:p>-0.00035</text:p>
              </table:table-cell>
              <table:table-cell office:value-type="float" office:value="0.30754">
                <text:p>0.30754</text:p>
              </table:table-cell>
              <table:table-cell office:value-type="float" office:value="0.05251">
                <text:p>0.05251</text:p>
              </table:table-cell>
              <table:table-cell office:value-type="float" office:value="0.33535">
                <text:p>0.33535</text:p>
              </table:table-cell>
              <table:table-cell office:value-type="float" office:value="0.02866">
                <text:p>0.02866</text:p>
              </table:table-cell>
              <table:table-cell office:value-type="float" office:value="0.27978">
                <text:p>0.27978</text:p>
              </table:table-cell>
              <table:table-cell office:value-type="float" office:value="0.07731">
                <text:p>0.07731</text:p>
              </table:table-cell>
              <table:table-cell office:value-type="float" office:value="0.24281">
                <text:p>0.2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367">
                <text:p>0.08367</text:p>
              </table:table-cell>
              <table:table-cell office:value-type="float" office:value="0.36389">
                <text:p>0.36389</text:p>
              </table:table-cell>
              <table:table-cell office:value-type="float" office:value="0.08462">
                <text:p>0.08462</text:p>
              </table:table-cell>
              <table:table-cell office:value-type="float" office:value="0.35558">
                <text:p>0.35558</text:p>
              </table:table-cell>
              <table:table-cell office:value-type="float" office:value="0.06596">
                <text:p>0.06596</text:p>
              </table:table-cell>
              <table:table-cell office:value-type="float" office:value="0.0995">
                <text:p>0.0995</text:p>
              </table:table-cell>
              <table:table-cell office:value-type="float" office:value="0.00662">
                <text:p>0.00662</text:p>
              </table:table-cell>
              <table:table-cell office:value-type="float" office:value="0.29926">
                <text:p>0.29926</text:p>
              </table:table-cell>
              <table:table-cell office:value-type="float" office:value="0.05326">
                <text:p>0.05326</text:p>
              </table:table-cell>
              <table:table-cell office:value-type="float" office:value="0.33631">
                <text:p>0.33631</text:p>
              </table:table-cell>
              <table:table-cell office:value-type="float" office:value="0.02991">
                <text:p>0.02991</text:p>
              </table:table-cell>
              <table:table-cell office:value-type="float" office:value="0.28092">
                <text:p>0.28092</text:p>
              </table:table-cell>
              <table:table-cell office:value-type="float" office:value="0.07709">
                <text:p>0.07709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139">
                <text:p>0.08139</text:p>
              </table:table-cell>
              <table:table-cell office:value-type="float" office:value="0.36104">
                <text:p>0.36104</text:p>
              </table:table-cell>
              <table:table-cell office:value-type="float" office:value="0.08594">
                <text:p>0.08594</text:p>
              </table:table-cell>
              <table:table-cell office:value-type="float" office:value="0.35551">
                <text:p>0.35551</text:p>
              </table:table-cell>
              <table:table-cell office:value-type="float" office:value="0.06603">
                <text:p>0.06603</text:p>
              </table:table-cell>
              <table:table-cell office:value-type="float" office:value="0.10151">
                <text:p>0.10151</text:p>
              </table:table-cell>
              <table:table-cell office:value-type="float" office:value="0.00858">
                <text:p>0.00858</text:p>
              </table:table-cell>
              <table:table-cell office:value-type="float" office:value="0.29608">
                <text:p>0.29608</text:p>
              </table:table-cell>
              <table:table-cell office:value-type="float" office:value="-0.50608">
                <text:p>-0.50608</text:p>
              </table:table-cell>
              <table:table-cell office:value-type="float" office:value="-0.14001">
                <text:p>-0.14001</text:p>
              </table:table-cell>
              <table:table-cell office:value-type="float" office:value="0.03084">
                <text:p>0.03084</text:p>
              </table:table-cell>
              <table:table-cell office:value-type="float" office:value="0.28261">
                <text:p>0.28261</text:p>
              </table:table-cell>
              <table:table-cell office:value-type="float" office:value="0.07789">
                <text:p>0.07789</text:p>
              </table:table-cell>
              <table:table-cell office:value-type="float" office:value="0.24356">
                <text:p>0.2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26">
                <text:p>0.08026</text:p>
              </table:table-cell>
              <table:table-cell office:value-type="float" office:value="0.35946">
                <text:p>0.35946</text:p>
              </table:table-cell>
              <table:table-cell office:value-type="float" office:value="0.08647">
                <text:p>0.08647</text:p>
              </table:table-cell>
              <table:table-cell office:value-type="float" office:value="0.35299">
                <text:p>0.35299</text:p>
              </table:table-cell>
              <table:table-cell office:value-type="float" office:value="0.06631">
                <text:p>0.06631</text:p>
              </table:table-cell>
              <table:table-cell office:value-type="float" office:value="0.10459">
                <text:p>0.10459</text:p>
              </table:table-cell>
              <table:table-cell office:value-type="float" office:value="0.03087">
                <text:p>0.03087</text:p>
              </table:table-cell>
              <table:table-cell office:value-type="float" office:value="0.30728">
                <text:p>0.30728</text:p>
              </table:table-cell>
              <table:table-cell office:value-type="float" office:value="0.05455">
                <text:p>0.05455</text:p>
              </table:table-cell>
              <table:table-cell office:value-type="float" office:value="0.33718">
                <text:p>0.33718</text:p>
              </table:table-cell>
              <table:table-cell office:value-type="float" office:value="-0.50533">
                <text:p>-0.50533</text:p>
              </table:table-cell>
              <table:table-cell office:value-type="float" office:value="-0.146">
                <text:p>-0.146</text:p>
              </table:table-cell>
              <table:table-cell office:value-type="float" office:value="0.07904">
                <text:p>0.07904</text:p>
              </table:table-cell>
              <table:table-cell office:value-type="float" office:value="0.24456">
                <text:p>0.24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953">
                <text:p>0.07953</text:p>
              </table:table-cell>
              <table:table-cell office:value-type="float" office:value="0.35842">
                <text:p>0.35842</text:p>
              </table:table-cell>
              <table:table-cell office:value-type="float" office:value="-0.50458">
                <text:p>-0.50458</text:p>
              </table:table-cell>
              <table:table-cell office:value-type="float" office:value="-0.14575">
                <text:p>-0.14575</text:p>
              </table:table-cell>
              <table:table-cell office:value-type="float" office:value="0.06659">
                <text:p>0.06659</text:p>
              </table:table-cell>
              <table:table-cell office:value-type="float" office:value="0.108">
                <text:p>0.108</text:p>
              </table:table-cell>
              <table:table-cell office:value-type="float" office:value="0.04086">
                <text:p>0.04086</text:p>
              </table:table-cell>
              <table:table-cell office:value-type="float" office:value="0.31289">
                <text:p>0.31289</text:p>
              </table:table-cell>
              <table:table-cell office:value-type="float" office:value="0.05504">
                <text:p>0.05504</text:p>
              </table:table-cell>
              <table:table-cell office:value-type="float" office:value="0.33724">
                <text:p>0.33724</text:p>
              </table:table-cell>
              <table:table-cell office:value-type="float" office:value="-0.00373">
                <text:p>-0.00373</text:p>
              </table:table-cell>
              <table:table-cell office:value-type="float" office:value="0.25972">
                <text:p>0.25972</text:p>
              </table:table-cell>
              <table:table-cell office:value-type="float" office:value="0.08012">
                <text:p>0.08012</text:p>
              </table:table-cell>
              <table:table-cell office:value-type="float" office:value="0.24545">
                <text:p>0.2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8">
                <text:p>0.07728</text:p>
              </table:table-cell>
              <table:table-cell office:value-type="float" office:value="0.34968">
                <text:p>0.34968</text:p>
              </table:table-cell>
              <table:table-cell office:value-type="float" office:value="0.06695">
                <text:p>0.06695</text:p>
              </table:table-cell>
              <table:table-cell office:value-type="float" office:value="0.11271">
                <text:p>0.11271</text:p>
              </table:table-cell>
              <table:table-cell office:value-type="float" office:value="-0.50647">
                <text:p>-0.50647</text:p>
              </table:table-cell>
              <table:table-cell office:value-type="float" office:value="-0.13975">
                <text:p>-0.13975</text:p>
              </table:table-cell>
              <table:table-cell office:value-type="float" office:value="0.05555">
                <text:p>0.05555</text:p>
              </table:table-cell>
              <table:table-cell office:value-type="float" office:value="0.33726">
                <text:p>0.33726</text:p>
              </table:table-cell>
              <table:table-cell office:value-type="float" office:value="-0.00701">
                <text:p>-0.00701</text:p>
              </table:table-cell>
              <table:table-cell office:value-type="float" office:value="0.25713">
                <text:p>0.25713</text:p>
              </table:table-cell>
              <table:table-cell office:value-type="float" office:value="0.08065">
                <text:p>0.08065</text:p>
              </table:table-cell>
              <table:table-cell office:value-type="float" office:value="0.24574">
                <text:p>0.24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9">
                <text:p>0.06429</text:p>
              </table:table-cell>
              <table:table-cell office:value-type="float" office:value="0.3461">
                <text:p>0.3461</text:p>
              </table:table-cell>
              <table:table-cell office:value-type="float" office:value="0.06833">
                <text:p>0.06833</text:p>
              </table:table-cell>
              <table:table-cell office:value-type="float" office:value="0.12271">
                <text:p>0.12271</text:p>
              </table:table-cell>
              <table:table-cell office:value-type="float" office:value="0.04692">
                <text:p>0.04692</text:p>
              </table:table-cell>
              <table:table-cell office:value-type="float" office:value="0.31912">
                <text:p>0.31912</text:p>
              </table:table-cell>
              <table:table-cell office:value-type="float" office:value="0.056">
                <text:p>0.056</text:p>
              </table:table-cell>
              <table:table-cell office:value-type="float" office:value="0.33725">
                <text:p>0.33725</text:p>
              </table:table-cell>
              <table:table-cell office:value-type="float" office:value="0.0147">
                <text:p>0.0147</text:p>
              </table:table-cell>
              <table:table-cell office:value-type="float" office:value="0.27523">
                <text:p>0.27523</text:p>
              </table:table-cell>
              <table:table-cell office:value-type="float" office:value="0.08113">
                <text:p>0.08113</text:p>
              </table:table-cell>
              <table:table-cell office:value-type="float" office:value="0.24595">
                <text:p>0.24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8">
                <text:p>0.04928</text:p>
              </table:table-cell>
              <table:table-cell office:value-type="float" office:value="0.33677">
                <text:p>0.33677</text:p>
              </table:table-cell>
              <table:table-cell office:value-type="float" office:value="0.07544">
                <text:p>0.07544</text:p>
              </table:table-cell>
              <table:table-cell office:value-type="float" office:value="0.15329">
                <text:p>0.15329</text:p>
              </table:table-cell>
              <table:table-cell office:value-type="float" office:value="0.04572">
                <text:p>0.04572</text:p>
              </table:table-cell>
              <table:table-cell office:value-type="float" office:value="0.32273">
                <text:p>0.32273</text:p>
              </table:table-cell>
              <table:table-cell office:value-type="float" office:value="0.05631">
                <text:p>0.05631</text:p>
              </table:table-cell>
              <table:table-cell office:value-type="float" office:value="0.33715">
                <text:p>0.33715</text:p>
              </table:table-cell>
              <table:table-cell office:value-type="float" office:value="0.02441">
                <text:p>0.02441</text:p>
              </table:table-cell>
              <table:table-cell office:value-type="float" office:value="0.28376">
                <text:p>0.28376</text:p>
              </table:table-cell>
              <table:table-cell office:value-type="float" office:value="0.08187">
                <text:p>0.08187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98">
                <text:p>0.04098</text:p>
              </table:table-cell>
              <table:table-cell office:value-type="float" office:value="0.33024">
                <text:p>0.33024</text:p>
              </table:table-cell>
              <table:table-cell office:value-type="float" office:value="0.07688">
                <text:p>0.07688</text:p>
              </table:table-cell>
              <table:table-cell office:value-type="float" office:value="0.15128">
                <text:p>0.15128</text:p>
              </table:table-cell>
              <table:table-cell office:value-type="float" office:value="0.04319">
                <text:p>0.04319</text:p>
              </table:table-cell>
              <table:table-cell office:value-type="float" office:value="0.32512">
                <text:p>0.32512</text:p>
              </table:table-cell>
              <table:table-cell office:value-type="float" office:value="0.05655">
                <text:p>0.05655</text:p>
              </table:table-cell>
              <table:table-cell office:value-type="float" office:value="0.33698">
                <text:p>0.33698</text:p>
              </table:table-cell>
              <table:table-cell office:value-type="float" office:value="0.03111">
                <text:p>0.03111</text:p>
              </table:table-cell>
              <table:table-cell office:value-type="float" office:value="0.28962">
                <text:p>0.28962</text:p>
              </table:table-cell>
              <table:table-cell office:value-type="float" office:value="0.08248">
                <text:p>0.08248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">
                <text:p>0.04015</text:p>
              </table:table-cell>
              <table:table-cell office:value-type="float" office:value="0.31238">
                <text:p>0.31238</text:p>
              </table:table-cell>
              <table:table-cell office:value-type="float" office:value="0.08406">
                <text:p>0.08406</text:p>
              </table:table-cell>
              <table:table-cell office:value-type="float" office:value="0.1862">
                <text:p>0.1862</text:p>
              </table:table-cell>
              <table:table-cell office:value-type="float" office:value="0.04077">
                <text:p>0.04077</text:p>
              </table:table-cell>
              <table:table-cell office:value-type="float" office:value="0.32615">
                <text:p>0.32615</text:p>
              </table:table-cell>
              <table:table-cell office:value-type="float" office:value="0.05675">
                <text:p>0.05675</text:p>
              </table:table-cell>
              <table:table-cell office:value-type="float" office:value="0.33662">
                <text:p>0.33662</text:p>
              </table:table-cell>
              <table:table-cell office:value-type="float" office:value="0.03749">
                <text:p>0.03749</text:p>
              </table:table-cell>
              <table:table-cell office:value-type="float" office:value="0.29591">
                <text:p>0.29591</text:p>
              </table:table-cell>
              <table:table-cell office:value-type="float" office:value="-0.50972">
                <text:p>-0.50972</text:p>
              </table:table-cell>
              <table:table-cell office:value-type="float" office:value="-0.14732">
                <text:p>-0.14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3">
                <text:p>0.03663</text:p>
              </table:table-cell>
              <table:table-cell office:value-type="float" office:value="0.30571">
                <text:p>0.30571</text:p>
              </table:table-cell>
              <table:table-cell office:value-type="float" office:value="0.08656">
                <text:p>0.08656</text:p>
              </table:table-cell>
              <table:table-cell office:value-type="float" office:value="0.19801">
                <text:p>0.19801</text:p>
              </table:table-cell>
              <table:table-cell office:value-type="float" office:value="0.03838">
                <text:p>0.03838</text:p>
              </table:table-cell>
              <table:table-cell office:value-type="float" office:value="0.32651">
                <text:p>0.32651</text:p>
              </table:table-cell>
              <table:table-cell office:value-type="float" office:value="0.05691">
                <text:p>0.05691</text:p>
              </table:table-cell>
              <table:table-cell office:value-type="float" office:value="0.33615">
                <text:p>0.33615</text:p>
              </table:table-cell>
              <table:table-cell office:value-type="float" office:value="0.041">
                <text:p>0.041</text:p>
              </table:table-cell>
              <table:table-cell office:value-type="float" office:value="0.29935">
                <text:p>0.29935</text:p>
              </table:table-cell>
              <table:table-cell office:value-type="float" office:value="0.08333">
                <text:p>0.08333</text:p>
              </table:table-cell>
              <table:table-cell office:value-type="float" office:value="0.24833">
                <text:p>0.24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1">
                <text:p>-0.50421</text:p>
              </table:table-cell>
              <table:table-cell office:value-type="float" office:value="-0.14615">
                <text:p>-0.14615</text:p>
              </table:table-cell>
              <table:table-cell office:value-type="float" office:value="0.08257">
                <text:p>0.08257</text:p>
              </table:table-cell>
              <table:table-cell office:value-type="float" office:value="0.23514">
                <text:p>0.23514</text:p>
              </table:table-cell>
              <table:table-cell office:value-type="float" office:value="0.0357">
                <text:p>0.0357</text:p>
              </table:table-cell>
              <table:table-cell office:value-type="float" office:value="0.32543">
                <text:p>0.32543</text:p>
              </table:table-cell>
              <table:table-cell office:value-type="float" office:value="0.05683">
                <text:p>0.05683</text:p>
              </table:table-cell>
              <table:table-cell office:value-type="float" office:value="0.33583">
                <text:p>0.33583</text:p>
              </table:table-cell>
              <table:table-cell office:value-type="float" office:value="0.04309">
                <text:p>0.04309</text:p>
              </table:table-cell>
              <table:table-cell office:value-type="float" office:value="0.30144">
                <text:p>0.30144</text:p>
              </table:table-cell>
              <table:table-cell office:value-type="float" office:value="0.0836">
                <text:p>0.0836</text:p>
              </table:table-cell>
              <table:table-cell office:value-type="float" office:value="0.24865">
                <text:p>0.24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9">
                <text:p>0.03239</text:p>
              </table:table-cell>
              <table:table-cell office:value-type="float" office:value="0.30557">
                <text:p>0.30557</text:p>
              </table:table-cell>
              <table:table-cell office:value-type="float" office:value="-0.50392">
                <text:p>-0.50392</text:p>
              </table:table-cell>
              <table:table-cell office:value-type="float" office:value="-0.14199">
                <text:p>-0.14199</text:p>
              </table:table-cell>
              <table:table-cell office:value-type="float" office:value="-0.50615">
                <text:p>-0.50615</text:p>
              </table:table-cell>
              <table:table-cell office:value-type="float" office:value="-0.14043">
                <text:p>-0.14043</text:p>
              </table:table-cell>
              <table:table-cell office:value-type="float" office:value="0.05699">
                <text:p>0.05699</text:p>
              </table:table-cell>
              <table:table-cell office:value-type="float" office:value="0.33559">
                <text:p>0.33559</text:p>
              </table:table-cell>
              <table:table-cell office:value-type="float" office:value="0.04459">
                <text:p>0.04459</text:p>
              </table:table-cell>
              <table:table-cell office:value-type="float" office:value="0.30293">
                <text:p>0.30293</text:p>
              </table:table-cell>
              <table:table-cell office:value-type="float" office:value="0.08381">
                <text:p>0.08381</text:p>
              </table:table-cell>
              <table:table-cell office:value-type="float" office:value="0.24889">
                <text:p>0.2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9">
                <text:p>0.03119</text:p>
              </table:table-cell>
              <table:table-cell office:value-type="float" office:value="0.30765">
                <text:p>0.30765</text:p>
              </table:table-cell>
              <table:table-cell office:value-type="float" office:value="0.08107">
                <text:p>0.08107</text:p>
              </table:table-cell>
              <table:table-cell office:value-type="float" office:value="0.25944">
                <text:p>0.25944</text:p>
              </table:table-cell>
              <table:table-cell office:value-type="float" office:value="0.03267">
                <text:p>0.03267</text:p>
              </table:table-cell>
              <table:table-cell office:value-type="float" office:value="0.32419">
                <text:p>0.32419</text:p>
              </table:table-cell>
              <table:table-cell office:value-type="float" office:value="0.05711">
                <text:p>0.05711</text:p>
              </table:table-cell>
              <table:table-cell office:value-type="float" office:value="0.33537">
                <text:p>0.33537</text:p>
              </table:table-cell>
              <table:table-cell office:value-type="float" office:value="0.04554">
                <text:p>0.04554</text:p>
              </table:table-cell>
              <table:table-cell office:value-type="float" office:value="0.304">
                <text:p>0.304</text:p>
              </table:table-cell>
              <table:table-cell office:value-type="float" office:value="0.08399">
                <text:p>0.08399</text:p>
              </table:table-cell>
              <table:table-cell office:value-type="float" office:value="0.24907">
                <text:p>0.24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">
                <text:p>0.0307</text:p>
              </table:table-cell>
              <table:table-cell office:value-type="float" office:value="0.30804">
                <text:p>0.30804</text:p>
              </table:table-cell>
              <table:table-cell office:value-type="float" office:value="0.08005">
                <text:p>0.08005</text:p>
              </table:table-cell>
              <table:table-cell office:value-type="float" office:value="0.26955">
                <text:p>0.26955</text:p>
              </table:table-cell>
              <table:table-cell office:value-type="float" office:value="0.03175">
                <text:p>0.03175</text:p>
              </table:table-cell>
              <table:table-cell office:value-type="float" office:value="0.32354">
                <text:p>0.32354</text:p>
              </table:table-cell>
              <table:table-cell office:value-type="float" office:value="0.05651">
                <text:p>0.05651</text:p>
              </table:table-cell>
              <table:table-cell office:value-type="float" office:value="0.33486">
                <text:p>0.33486</text:p>
              </table:table-cell>
              <table:table-cell office:value-type="float" office:value="0.04591">
                <text:p>0.04591</text:p>
              </table:table-cell>
              <table:table-cell office:value-type="float" office:value="0.30464">
                <text:p>0.30464</text:p>
              </table:table-cell>
              <table:table-cell office:value-type="float" office:value="-0.50965">
                <text:p>-0.50965</text:p>
              </table:table-cell>
              <table:table-cell office:value-type="float" office:value="-0.14742">
                <text:p>-0.14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3">
                <text:p>0.03283</text:p>
              </table:table-cell>
              <table:table-cell office:value-type="float" office:value="0.31225">
                <text:p>0.31225</text:p>
              </table:table-cell>
              <table:table-cell office:value-type="float" office:value="0.07778">
                <text:p>0.07778</text:p>
              </table:table-cell>
              <table:table-cell office:value-type="float" office:value="0.27565">
                <text:p>0.27565</text:p>
              </table:table-cell>
              <table:table-cell office:value-type="float" office:value="0.03118">
                <text:p>0.03118</text:p>
              </table:table-cell>
              <table:table-cell office:value-type="float" office:value="0.32284">
                <text:p>0.32284</text:p>
              </table:table-cell>
              <table:table-cell office:value-type="float" office:value="0.05633">
                <text:p>0.05633</text:p>
              </table:table-cell>
              <table:table-cell office:value-type="float" office:value="0.33443">
                <text:p>0.33443</text:p>
              </table:table-cell>
              <table:table-cell office:value-type="float" office:value="0.04583">
                <text:p>0.04583</text:p>
              </table:table-cell>
              <table:table-cell office:value-type="float" office:value="0.30493">
                <text:p>0.30493</text:p>
              </table:table-cell>
              <table:table-cell office:value-type="float" office:value="0.08408">
                <text:p>0.0840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8">
                <text:p>0.03948</text:p>
              </table:table-cell>
              <table:table-cell office:value-type="float" office:value="0.32285">
                <text:p>0.32285</text:p>
              </table:table-cell>
              <table:table-cell office:value-type="float" office:value="0.07573">
                <text:p>0.07573</text:p>
              </table:table-cell>
              <table:table-cell office:value-type="float" office:value="0.27854">
                <text:p>0.27854</text:p>
              </table:table-cell>
              <table:table-cell office:value-type="float" office:value="0.03073">
                <text:p>0.03073</text:p>
              </table:table-cell>
              <table:table-cell office:value-type="float" office:value="0.32173">
                <text:p>0.32173</text:p>
              </table:table-cell>
              <table:table-cell office:value-type="float" office:value="-0.50576">
                <text:p>-0.50576</text:p>
              </table:table-cell>
              <table:table-cell office:value-type="float" office:value="-0.13961">
                <text:p>-0.13961</text:p>
              </table:table-cell>
              <table:table-cell office:value-type="float" office:value="0.04597">
                <text:p>0.04597</text:p>
              </table:table-cell>
              <table:table-cell office:value-type="float" office:value="0.30507">
                <text:p>0.30507</text:p>
              </table:table-cell>
              <table:table-cell office:value-type="float" office:value="0.08412">
                <text:p>0.08412</text:p>
              </table:table-cell>
              <table:table-cell office:value-type="float" office:value="0.24906">
                <text:p>0.24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5">
                <text:p>0.05075</text:p>
              </table:table-cell>
              <table:table-cell office:value-type="float" office:value="0.3335">
                <text:p>0.3335</text:p>
              </table:table-cell>
              <table:table-cell office:value-type="float" office:value="0.07397">
                <text:p>0.07397</text:p>
              </table:table-cell>
              <table:table-cell office:value-type="float" office:value="0.27943">
                <text:p>0.27943</text:p>
              </table:table-cell>
              <table:table-cell office:value-type="float" office:value="0.03041">
                <text:p>0.03041</text:p>
              </table:table-cell>
              <table:table-cell office:value-type="float" office:value="0.32115">
                <text:p>0.32115</text:p>
              </table:table-cell>
              <table:table-cell office:value-type="float" office:value="0.05573">
                <text:p>0.05573</text:p>
              </table:table-cell>
              <table:table-cell office:value-type="float" office:value="0.33374">
                <text:p>0.33374</text:p>
              </table:table-cell>
              <table:table-cell office:value-type="float" office:value="0.04608">
                <text:p>0.04608</text:p>
              </table:table-cell>
              <table:table-cell office:value-type="float" office:value="0.30503">
                <text:p>0.30503</text:p>
              </table:table-cell>
              <table:table-cell office:value-type="float" office:value="0.08411">
                <text:p>0.08411</text:p>
              </table:table-cell>
              <table:table-cell office:value-type="float" office:value="0.24913">
                <text:p>0.24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8">
                <text:p>-0.50408</text:p>
              </table:table-cell>
              <table:table-cell office:value-type="float" office:value="-0.14636">
                <text:p>-0.14636</text:p>
              </table:table-cell>
              <table:table-cell office:value-type="float" office:value="0.07384">
                <text:p>0.07384</text:p>
              </table:table-cell>
              <table:table-cell office:value-type="float" office:value="0.27337">
                <text:p>0.27337</text:p>
              </table:table-cell>
              <table:table-cell office:value-type="float" office:value="0.03019">
                <text:p>0.03019</text:p>
              </table:table-cell>
              <table:table-cell office:value-type="float" office:value="0.32069">
                <text:p>0.32069</text:p>
              </table:table-cell>
              <table:table-cell office:value-type="float" office:value="0.05562">
                <text:p>0.05562</text:p>
              </table:table-cell>
              <table:table-cell office:value-type="float" office:value="0.3335">
                <text:p>0.3335</text:p>
              </table:table-cell>
              <table:table-cell office:value-type="float" office:value="0.04582">
                <text:p>0.04582</text:p>
              </table:table-cell>
              <table:table-cell office:value-type="float" office:value="0.305">
                <text:p>0.305</text:p>
              </table:table-cell>
              <table:table-cell office:value-type="float" office:value="0.08389">
                <text:p>0.08389</text:p>
              </table:table-cell>
              <table:table-cell office:value-type="float" office:value="0.24892">
                <text:p>0.24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3">
                <text:p>0.06953</text:p>
              </table:table-cell>
              <table:table-cell office:value-type="float" office:value="0.34581">
                <text:p>0.34581</text:p>
              </table:table-cell>
              <table:table-cell office:value-type="float" office:value="0.07149">
                <text:p>0.07149</text:p>
              </table:table-cell>
              <table:table-cell office:value-type="float" office:value="0.26802">
                <text:p>0.26802</text:p>
              </table:table-cell>
              <table:table-cell office:value-type="float" office:value="-0.50595">
                <text:p>-0.50595</text:p>
              </table:table-cell>
              <table:table-cell office:value-type="float" office:value="-0.14058">
                <text:p>-0.14058</text:p>
              </table:table-cell>
              <table:table-cell office:value-type="float" office:value="0.05556">
                <text:p>0.05556</text:p>
              </table:table-cell>
              <table:table-cell office:value-type="float" office:value="0.33331">
                <text:p>0.33331</text:p>
              </table:table-cell>
              <table:table-cell office:value-type="float" office:value="0.04525">
                <text:p>0.04525</text:p>
              </table:table-cell>
              <table:table-cell office:value-type="float" office:value="0.30479">
                <text:p>0.30479</text:p>
              </table:table-cell>
              <table:table-cell office:value-type="float" office:value="0.083">
                <text:p>0.083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3">
                <text:p>0.07843</text:p>
              </table:table-cell>
              <table:table-cell office:value-type="float" office:value="0.34838">
                <text:p>0.34838</text:p>
              </table:table-cell>
              <table:table-cell office:value-type="float" office:value="0.07525">
                <text:p>0.07525</text:p>
              </table:table-cell>
              <table:table-cell office:value-type="float" office:value="0.25489">
                <text:p>0.25489</text:p>
              </table:table-cell>
              <table:table-cell office:value-type="float" office:value="0.03018">
                <text:p>0.03018</text:p>
              </table:table-cell>
              <table:table-cell office:value-type="float" office:value="0.3203">
                <text:p>0.3203</text:p>
              </table:table-cell>
              <table:table-cell office:value-type="float" office:value="0.05554">
                <text:p>0.05554</text:p>
              </table:table-cell>
              <table:table-cell office:value-type="float" office:value="0.33313">
                <text:p>0.33313</text:p>
              </table:table-cell>
              <table:table-cell office:value-type="float" office:value="0.04496">
                <text:p>0.04496</text:p>
              </table:table-cell>
              <table:table-cell office:value-type="float" office:value="0.3045">
                <text:p>0.3045</text:p>
              </table:table-cell>
              <table:table-cell office:value-type="float" office:value="-0.50952">
                <text:p>-0.50952</text:p>
              </table:table-cell>
              <table:table-cell office:value-type="float" office:value="-0.1475">
                <text:p>-0.1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34">
                <text:p>0.08434</text:p>
              </table:table-cell>
              <table:table-cell office:value-type="float" office:value="0.34941">
                <text:p>0.34941</text:p>
              </table:table-cell>
              <table:table-cell office:value-type="float" office:value="0.07829">
                <text:p>0.07829</text:p>
              </table:table-cell>
              <table:table-cell office:value-type="float" office:value="0.22505">
                <text:p>0.22505</text:p>
              </table:table-cell>
              <table:table-cell office:value-type="float" office:value="0.0304">
                <text:p>0.0304</text:p>
              </table:table-cell>
              <table:table-cell office:value-type="float" office:value="0.32042">
                <text:p>0.32042</text:p>
              </table:table-cell>
              <table:table-cell office:value-type="float" office:value="-0.50534">
                <text:p>-0.50534</text:p>
              </table:table-cell>
              <table:table-cell office:value-type="float" office:value="-0.13954">
                <text:p>-0.13954</text:p>
              </table:table-cell>
              <table:table-cell office:value-type="float" office:value="0.04467">
                <text:p>0.04467</text:p>
              </table:table-cell>
              <table:table-cell office:value-type="float" office:value="0.30419">
                <text:p>0.30419</text:p>
              </table:table-cell>
              <table:table-cell office:value-type="float" office:value="0.07176">
                <text:p>0.07176</text:p>
              </table:table-cell>
              <table:table-cell office:value-type="float" office:value="0.24993">
                <text:p>0.2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48">
                <text:p>0.08848</text:p>
              </table:table-cell>
              <table:table-cell office:value-type="float" office:value="0.34987">
                <text:p>0.34987</text:p>
              </table:table-cell>
              <table:table-cell office:value-type="float" office:value="0.08088">
                <text:p>0.08088</text:p>
              </table:table-cell>
              <table:table-cell office:value-type="float" office:value="0.21201">
                <text:p>0.21201</text:p>
              </table:table-cell>
              <table:table-cell office:value-type="float" office:value="0.03065">
                <text:p>0.03065</text:p>
              </table:table-cell>
              <table:table-cell office:value-type="float" office:value="0.32056">
                <text:p>0.32056</text:p>
              </table:table-cell>
              <table:table-cell office:value-type="float" office:value="0.05538">
                <text:p>0.05538</text:p>
              </table:table-cell>
              <table:table-cell office:value-type="float" office:value="0.33283">
                <text:p>0.33283</text:p>
              </table:table-cell>
              <table:table-cell office:value-type="float" office:value="0.04449">
                <text:p>0.04449</text:p>
              </table:table-cell>
              <table:table-cell office:value-type="float" office:value="0.30386">
                <text:p>0.30386</text:p>
              </table:table-cell>
              <table:table-cell office:value-type="float" office:value="0.05816">
                <text:p>0.05816</text:p>
              </table:table-cell>
              <table:table-cell office:value-type="float" office:value="0.24979">
                <text:p>0.24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0.34961">
                <text:p>0.34961</text:p>
              </table:table-cell>
              <table:table-cell office:value-type="float" office:value="0.08291">
                <text:p>0.08291</text:p>
              </table:table-cell>
              <table:table-cell office:value-type="float" office:value="0.19382">
                <text:p>0.19382</text:p>
              </table:table-cell>
              <table:table-cell office:value-type="float" office:value="0.03088">
                <text:p>0.03088</text:p>
              </table:table-cell>
              <table:table-cell office:value-type="float" office:value="0.32064">
                <text:p>0.32064</text:p>
              </table:table-cell>
              <table:table-cell office:value-type="float" office:value="0.05536">
                <text:p>0.05536</text:p>
              </table:table-cell>
              <table:table-cell office:value-type="float" office:value="0.33273">
                <text:p>0.33273</text:p>
              </table:table-cell>
              <table:table-cell office:value-type="float" office:value="0.04422">
                <text:p>0.04422</text:p>
              </table:table-cell>
              <table:table-cell office:value-type="float" office:value="0.30352">
                <text:p>0.30352</text:p>
              </table:table-cell>
              <table:table-cell office:value-type="float" office:value="0.04117">
                <text:p>0.04117</text:p>
              </table:table-cell>
              <table:table-cell office:value-type="float" office:value="0.25599">
                <text:p>0.25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57">
                <text:p>0.09257</text:p>
              </table:table-cell>
              <table:table-cell office:value-type="float" office:value="0.34899">
                <text:p>0.34899</text:p>
              </table:table-cell>
              <table:table-cell office:value-type="float" office:value="0.08265">
                <text:p>0.08265</text:p>
              </table:table-cell>
              <table:table-cell office:value-type="float" office:value="0.17262">
                <text:p>0.17262</text:p>
              </table:table-cell>
              <table:table-cell office:value-type="float" office:value="0.03132">
                <text:p>0.03132</text:p>
              </table:table-cell>
              <table:table-cell office:value-type="float" office:value="0.32095">
                <text:p>0.32095</text:p>
              </table:table-cell>
              <table:table-cell office:value-type="float" office:value="0.05534">
                <text:p>0.05534</text:p>
              </table:table-cell>
              <table:table-cell office:value-type="float" office:value="0.33262">
                <text:p>0.33262</text:p>
              </table:table-cell>
              <table:table-cell office:value-type="float" office:value="0.04412">
                <text:p>0.04412</text:p>
              </table:table-cell>
              <table:table-cell office:value-type="float" office:value="0.30314">
                <text:p>0.30314</text:p>
              </table:table-cell>
              <table:table-cell office:value-type="float" office:value="0.03282">
                <text:p>0.03282</text:p>
              </table:table-cell>
              <table:table-cell office:value-type="float" office:value="0.25774">
                <text:p>0.2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9">
                <text:p>0.09329</text:p>
              </table:table-cell>
              <table:table-cell office:value-type="float" office:value="0.34825">
                <text:p>0.34825</text:p>
              </table:table-cell>
              <table:table-cell office:value-type="float" office:value="-0.50432">
                <text:p>-0.50432</text:p>
              </table:table-cell>
              <table:table-cell office:value-type="float" office:value="-0.14208">
                <text:p>-0.14208</text:p>
              </table:table-cell>
              <table:table-cell office:value-type="float" office:value="0.032">
                <text:p>0.032</text:p>
              </table:table-cell>
              <table:table-cell office:value-type="float" office:value="0.32127">
                <text:p>0.32127</text:p>
              </table:table-cell>
              <table:table-cell office:value-type="float" office:value="0.05533">
                <text:p>0.05533</text:p>
              </table:table-cell>
              <table:table-cell office:value-type="float" office:value="0.33252">
                <text:p>0.33252</text:p>
              </table:table-cell>
              <table:table-cell office:value-type="float" office:value="0.04412">
                <text:p>0.04412</text:p>
              </table:table-cell>
              <table:table-cell office:value-type="float" office:value="0.30269">
                <text:p>0.30269</text:p>
              </table:table-cell>
              <table:table-cell office:value-type="float" office:value="-0.00333">
                <text:p>-0.00333</text:p>
              </table:table-cell>
              <table:table-cell office:value-type="float" office:value="0.24991">
                <text:p>0.24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2">
                <text:p>0.09342</text:p>
              </table:table-cell>
              <table:table-cell office:value-type="float" office:value="0.34749">
                <text:p>0.34749</text:p>
              </table:table-cell>
              <table:table-cell office:value-type="float" office:value="0.06706">
                <text:p>0.06706</text:p>
              </table:table-cell>
              <table:table-cell office:value-type="float" office:value="0.12618">
                <text:p>0.12618</text:p>
              </table:table-cell>
              <table:table-cell office:value-type="float" office:value="0.03233">
                <text:p>0.03233</text:p>
              </table:table-cell>
              <table:table-cell office:value-type="float" office:value="0.32146">
                <text:p>0.32146</text:p>
              </table:table-cell>
              <table:table-cell office:value-type="float" office:value="0.05512">
                <text:p>0.05512</text:p>
              </table:table-cell>
              <table:table-cell office:value-type="float" office:value="0.33251">
                <text:p>0.33251</text:p>
              </table:table-cell>
              <table:table-cell office:value-type="float" office:value="0.04417">
                <text:p>0.04417</text:p>
              </table:table-cell>
              <table:table-cell office:value-type="float" office:value="0.30226">
                <text:p>0.30226</text:p>
              </table:table-cell>
              <table:table-cell office:value-type="float" office:value="-0.0242">
                <text:p>-0.0242</text:p>
              </table:table-cell>
              <table:table-cell office:value-type="float" office:value="0.24363">
                <text:p>0.24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3">
                <text:p>-0.50403</text:p>
              </table:table-cell>
              <table:table-cell office:value-type="float" office:value="-0.14639">
                <text:p>-0.14639</text:p>
              </table:table-cell>
              <table:table-cell office:value-type="float" office:value="0.06406">
                <text:p>0.06406</text:p>
              </table:table-cell>
              <table:table-cell office:value-type="float" office:value="0.11161">
                <text:p>0.11161</text:p>
              </table:table-cell>
              <table:table-cell office:value-type="float" office:value="0.03267">
                <text:p>0.03267</text:p>
              </table:table-cell>
              <table:table-cell office:value-type="float" office:value="0.3213">
                <text:p>0.3213</text:p>
              </table:table-cell>
              <table:table-cell office:value-type="float" office:value="0.05487">
                <text:p>0.05487</text:p>
              </table:table-cell>
              <table:table-cell office:value-type="float" office:value="0.33256">
                <text:p>0.33256</text:p>
              </table:table-cell>
              <table:table-cell office:value-type="float" office:value="0.04423">
                <text:p>0.04423</text:p>
              </table:table-cell>
              <table:table-cell office:value-type="float" office:value="0.30195">
                <text:p>0.30195</text:p>
              </table:table-cell>
              <table:table-cell office:value-type="float" office:value="-0.50939">
                <text:p>-0.50939</text:p>
              </table:table-cell>
              <table:table-cell office:value-type="float" office:value="-0.14757">
                <text:p>-0.14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73">
                <text:p>0.09073</text:p>
              </table:table-cell>
              <table:table-cell office:value-type="float" office:value="0.34444">
                <text:p>0.34444</text:p>
              </table:table-cell>
              <table:table-cell office:value-type="float" office:value="0.06252">
                <text:p>0.06252</text:p>
              </table:table-cell>
              <table:table-cell office:value-type="float" office:value="0.10391">
                <text:p>0.10391</text:p>
              </table:table-cell>
              <table:table-cell office:value-type="float" office:value="-0.50592">
                <text:p>-0.50592</text:p>
              </table:table-cell>
              <table:table-cell office:value-type="float" office:value="-0.14063">
                <text:p>-0.14063</text:p>
              </table:table-cell>
              <table:table-cell office:value-type="float" office:value="0.01794">
                <text:p>0.01794</text:p>
              </table:table-cell>
              <table:table-cell office:value-type="float" office:value="0.31214">
                <text:p>0.31214</text:p>
              </table:table-cell>
              <table:table-cell office:value-type="float" office:value="0.0443">
                <text:p>0.0443</text:p>
              </table:table-cell>
              <table:table-cell office:value-type="float" office:value="0.30171">
                <text:p>0.30171</text:p>
              </table:table-cell>
              <table:table-cell office:value-type="float" office:value="-0.02443">
                <text:p>-0.02443</text:p>
              </table:table-cell>
              <table:table-cell office:value-type="float" office:value="0.23682">
                <text:p>0.2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86">
                <text:p>0.08686</text:p>
              </table:table-cell>
              <table:table-cell office:value-type="float" office:value="0.34308">
                <text:p>0.34308</text:p>
              </table:table-cell>
              <table:table-cell office:value-type="float" office:value="0.06133">
                <text:p>0.06133</text:p>
              </table:table-cell>
              <table:table-cell office:value-type="float" office:value="0.09892">
                <text:p>0.09892</text:p>
              </table:table-cell>
              <table:table-cell office:value-type="float" office:value="0.03366">
                <text:p>0.03366</text:p>
              </table:table-cell>
              <table:table-cell office:value-type="float" office:value="0.32118">
                <text:p>0.32118</text:p>
              </table:table-cell>
              <table:table-cell office:value-type="float" office:value="0.00052">
                <text:p>0.00052</text:p>
              </table:table-cell>
              <table:table-cell office:value-type="float" office:value="0.3025">
                <text:p>0.3025</text:p>
              </table:table-cell>
              <table:table-cell office:value-type="float" office:value="0.04441">
                <text:p>0.04441</text:p>
              </table:table-cell>
              <table:table-cell office:value-type="float" office:value="0.30156">
                <text:p>0.30156</text:p>
              </table:table-cell>
              <table:table-cell office:value-type="float" office:value="-0.01642">
                <text:p>-0.01642</text:p>
              </table:table-cell>
              <table:table-cell office:value-type="float" office:value="0.23759">
                <text:p>0.23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9">
                <text:p>0.0809</text:p>
              </table:table-cell>
              <table:table-cell office:value-type="float" office:value="0.34032">
                <text:p>0.34032</text:p>
              </table:table-cell>
              <table:table-cell office:value-type="float" office:value="0.06019">
                <text:p>0.06019</text:p>
              </table:table-cell>
              <table:table-cell office:value-type="float" office:value="0.09706">
                <text:p>0.09706</text:p>
              </table:table-cell>
              <table:table-cell office:value-type="float" office:value="0.03422">
                <text:p>0.03422</text:p>
              </table:table-cell>
              <table:table-cell office:value-type="float" office:value="0.32115">
                <text:p>0.32115</text:p>
              </table:table-cell>
              <table:table-cell office:value-type="float" office:value="0.01441">
                <text:p>0.01441</text:p>
              </table:table-cell>
              <table:table-cell office:value-type="float" office:value="0.31044">
                <text:p>0.31044</text:p>
              </table:table-cell>
              <table:table-cell office:value-type="float" office:value="0.04451">
                <text:p>0.04451</text:p>
              </table:table-cell>
              <table:table-cell office:value-type="float" office:value="0.30146">
                <text:p>0.30146</text:p>
              </table:table-cell>
              <table:table-cell office:value-type="float" office:value="0.02212">
                <text:p>0.02212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">
                <text:p>0.07362</text:p>
              </table:table-cell>
              <table:table-cell office:value-type="float" office:value="0.33775">
                <text:p>0.33775</text:p>
              </table:table-cell>
              <table:table-cell office:value-type="float" office:value="0.05922">
                <text:p>0.05922</text:p>
              </table:table-cell>
              <table:table-cell office:value-type="float" office:value="0.09742">
                <text:p>0.09742</text:p>
              </table:table-cell>
              <table:table-cell office:value-type="float" office:value="0.03476">
                <text:p>0.03476</text:p>
              </table:table-cell>
              <table:table-cell office:value-type="float" office:value="0.32109">
                <text:p>0.32109</text:p>
              </table:table-cell>
              <table:table-cell office:value-type="float" office:value="0.01694">
                <text:p>0.01694</text:p>
              </table:table-cell>
              <table:table-cell office:value-type="float" office:value="0.31149">
                <text:p>0.31149</text:p>
              </table:table-cell>
              <table:table-cell office:value-type="float" office:value="0.04463">
                <text:p>0.04463</text:p>
              </table:table-cell>
              <table:table-cell office:value-type="float" office:value="0.30138">
                <text:p>0.30138</text:p>
              </table:table-cell>
              <table:table-cell office:value-type="float" office:value="0.04304">
                <text:p>0.04304</text:p>
              </table:table-cell>
              <table:table-cell office:value-type="float" office:value="0.25715">
                <text:p>0.25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3">
                <text:p>0.06293</text:p>
              </table:table-cell>
              <table:table-cell office:value-type="float" office:value="0.33952">
                <text:p>0.33952</text:p>
              </table:table-cell>
              <table:table-cell office:value-type="float" office:value="0.05964">
                <text:p>0.05964</text:p>
              </table:table-cell>
              <table:table-cell office:value-type="float" office:value="0.10309">
                <text:p>0.10309</text:p>
              </table:table-cell>
              <table:table-cell office:value-type="float" office:value="0.03531">
                <text:p>0.03531</text:p>
              </table:table-cell>
              <table:table-cell office:value-type="float" office:value="0.32105">
                <text:p>0.32105</text:p>
              </table:table-cell>
              <table:table-cell office:value-type="float" office:value="0.01191">
                <text:p>0.01191</text:p>
              </table:table-cell>
              <table:table-cell office:value-type="float" office:value="0.30809">
                <text:p>0.30809</text:p>
              </table:table-cell>
              <table:table-cell office:value-type="float" office:value="0.04769">
                <text:p>0.04769</text:p>
              </table:table-cell>
              <table:table-cell office:value-type="float" office:value="0.30947">
                <text:p>0.30947</text:p>
              </table:table-cell>
              <table:table-cell office:value-type="float" office:value="0.05895">
                <text:p>0.05895</text:p>
              </table:table-cell>
              <table:table-cell office:value-type="float" office:value="0.25673">
                <text:p>0.25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  <table:table-cell office:value-type="float" office:value="0.33734">
                <text:p>0.33734</text:p>
              </table:table-cell>
              <table:table-cell office:value-type="float" office:value="0.06028">
                <text:p>0.06028</text:p>
              </table:table-cell>
              <table:table-cell office:value-type="float" office:value="0.10734">
                <text:p>0.10734</text:p>
              </table:table-cell>
              <table:table-cell office:value-type="float" office:value="0.0357">
                <text:p>0.0357</text:p>
              </table:table-cell>
              <table:table-cell office:value-type="float" office:value="0.32104">
                <text:p>0.32104</text:p>
              </table:table-cell>
              <table:table-cell office:value-type="float" office:value="0.00869">
                <text:p>0.00869</text:p>
              </table:table-cell>
              <table:table-cell office:value-type="float" office:value="0.30598">
                <text:p>0.30598</text:p>
              </table:table-cell>
              <table:table-cell office:value-type="float" office:value="0.04747">
                <text:p>0.04747</text:p>
              </table:table-cell>
              <table:table-cell office:value-type="float" office:value="0.30835">
                <text:p>0.30835</text:p>
              </table:table-cell>
              <table:table-cell office:value-type="float" office:value="0.06698">
                <text:p>0.06698</text:p>
              </table:table-cell>
              <table:table-cell office:value-type="float" office:value="0.25664">
                <text:p>0.25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26">
                <text:p>0.05226</text:p>
              </table:table-cell>
              <table:table-cell office:value-type="float" office:value="0.33424">
                <text:p>0.33424</text:p>
              </table:table-cell>
              <table:table-cell office:value-type="float" office:value="0.06089">
                <text:p>0.06089</text:p>
              </table:table-cell>
              <table:table-cell office:value-type="float" office:value="0.11015">
                <text:p>0.11015</text:p>
              </table:table-cell>
              <table:table-cell office:value-type="float" office:value="0.03593">
                <text:p>0.03593</text:p>
              </table:table-cell>
              <table:table-cell office:value-type="float" office:value="0.32077">
                <text:p>0.32077</text:p>
              </table:table-cell>
              <table:table-cell office:value-type="float" office:value="0.02073">
                <text:p>0.02073</text:p>
              </table:table-cell>
              <table:table-cell office:value-type="float" office:value="0.31147">
                <text:p>0.3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3">
                <text:p>-0.5093</text:p>
              </table:table-cell>
              <table:table-cell office:value-type="float" office:value="-0.14764">
                <text:p>-0.14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89">
                <text:p>0.04689</text:p>
              </table:table-cell>
              <table:table-cell office:value-type="float" office:value="0.32953">
                <text:p>0.32953</text:p>
              </table:table-cell>
              <table:table-cell office:value-type="float" office:value="0.06123">
                <text:p>0.06123</text:p>
              </table:table-cell>
              <table:table-cell office:value-type="float" office:value="0.11148">
                <text:p>0.11148</text:p>
              </table:table-cell>
              <table:table-cell office:value-type="float" office:value="0.03608">
                <text:p>0.03608</text:p>
              </table:table-cell>
              <table:table-cell office:value-type="float" office:value="0.32067">
                <text:p>0.32067</text:p>
              </table:table-cell>
              <table:table-cell office:value-type="float" office:value="0.0149">
                <text:p>0.0149</text:p>
              </table:table-cell>
              <table:table-cell office:value-type="float" office:value="0.30836">
                <text:p>0.3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">
                <text:p>0.0745</text:p>
              </table:table-cell>
              <table:table-cell office:value-type="float" office:value="0.24897">
                <text:p>0.24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">
                <text:p>0.04334</text:p>
              </table:table-cell>
              <table:table-cell office:value-type="float" office:value="0.32593">
                <text:p>0.32593</text:p>
              </table:table-cell>
              <table:table-cell office:value-type="float" office:value="0.06154">
                <text:p>0.06154</text:p>
              </table:table-cell>
              <table:table-cell office:value-type="float" office:value="0.11264">
                <text:p>0.11264</text:p>
              </table:table-cell>
              <table:table-cell office:value-type="float" office:value="0.03622">
                <text:p>0.03622</text:p>
              </table:table-cell>
              <table:table-cell office:value-type="float" office:value="0.3206">
                <text:p>0.3206</text:p>
              </table:table-cell>
              <table:table-cell office:value-type="float" office:value="0.01089">
                <text:p>0.01089</text:p>
              </table:table-cell>
              <table:table-cell office:value-type="float" office:value="0.30634">
                <text:p>0.3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27">
                <text:p>0.07427</text:p>
              </table:table-cell>
              <table:table-cell office:value-type="float" office:value="0.24442">
                <text:p>0.24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3">
                <text:p>0.06073</text:p>
              </table:table-cell>
              <table:table-cell office:value-type="float" office:value="0.11487">
                <text:p>0.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7">
                <text:p>0.00827</text:p>
              </table:table-cell>
              <table:table-cell office:value-type="float" office:value="0.30506">
                <text:p>0.3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48">
                <text:p>0.07348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21">
                <text:p>0.06021</text:p>
              </table:table-cell>
              <table:table-cell office:value-type="float" office:value="0.11656">
                <text:p>0.1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1">
                <text:p>0.00651</text:p>
              </table:table-cell>
              <table:table-cell office:value-type="float" office:value="0.30424">
                <text:p>0.3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7">
                <text:p>0.07257</text:p>
              </table:table-cell>
              <table:table-cell office:value-type="float" office:value="0.24093">
                <text:p>0.24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7">
                <text:p>0.05987</text:p>
              </table:table-cell>
              <table:table-cell office:value-type="float" office:value="0.11777">
                <text:p>0.1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">
                <text:p>0.00531</text:p>
              </table:table-cell>
              <table:table-cell office:value-type="float" office:value="0.30369">
                <text:p>0.3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5">
                <text:p>0.06755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8">
                <text:p>0.05968</text:p>
              </table:table-cell>
              <table:table-cell office:value-type="float" office:value="0.11866">
                <text:p>0.1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">
                <text:p>0.00447</text:p>
              </table:table-cell>
              <table:table-cell office:value-type="float" office:value="0.30331">
                <text:p>0.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9">
                <text:p>0.05959</text:p>
              </table:table-cell>
              <table:table-cell office:value-type="float" office:value="0.11941">
                <text:p>0.1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">
                <text:p>0.00388</text:p>
              </table:table-cell>
              <table:table-cell office:value-type="float" office:value="0.30306">
                <text:p>0.3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4">
                <text:p>0.04324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8">
                <text:p>0.05958</text:p>
              </table:table-cell>
              <table:table-cell office:value-type="float" office:value="0.12007">
                <text:p>0.1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">
                <text:p>0.00348</text:p>
              </table:table-cell>
              <table:table-cell office:value-type="float" office:value="0.30288">
                <text:p>0.3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6">
                <text:p>0.02836</text:p>
              </table:table-cell>
              <table:table-cell office:value-type="float" office:value="0.25739">
                <text:p>0.25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1">
                <text:p>0.05961</text:p>
              </table:table-cell>
              <table:table-cell office:value-type="float" office:value="0.12064">
                <text:p>0.1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">
                <text:p>0.00319</text:p>
              </table:table-cell>
              <table:table-cell office:value-type="float" office:value="0.30275">
                <text:p>0.3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9">
                <text:p>-0.00099</text:p>
              </table:table-cell>
              <table:table-cell office:value-type="float" office:value="0.24972">
                <text:p>0.24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3">
                <text:p>0.05973</text:p>
              </table:table-cell>
              <table:table-cell office:value-type="float" office:value="0.12131">
                <text:p>0.1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">
                <text:p>0.00298</text:p>
              </table:table-cell>
              <table:table-cell office:value-type="float" office:value="0.30267">
                <text:p>0.3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33">
                <text:p>-0.01533</text:p>
              </table:table-cell>
              <table:table-cell office:value-type="float" office:value="0.24485">
                <text:p>0.24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6">
                <text:p>-0.49836</text:p>
              </table:table-cell>
              <table:table-cell office:value-type="float" office:value="-0.14073">
                <text:p>-0.1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">
                <text:p>0.00284</text:p>
              </table:table-cell>
              <table:table-cell office:value-type="float" office:value="0.30261">
                <text:p>0.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966">
                <text:p>-0.01966</text:p>
              </table:table-cell>
              <table:table-cell office:value-type="float" office:value="0.24323">
                <text:p>0.24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8">
                <text:p>0.06038</text:p>
              </table:table-cell>
              <table:table-cell office:value-type="float" office:value="0.12278">
                <text:p>0.1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">
                <text:p>0.00276</text:p>
              </table:table-cell>
              <table:table-cell office:value-type="float" office:value="0.30258">
                <text:p>0.3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4">
                <text:p>0.01204</text:p>
              </table:table-cell>
              <table:table-cell office:value-type="float" office:value="0.25502">
                <text:p>0.25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2">
                <text:p>0.06082</text:p>
              </table:table-cell>
              <table:table-cell office:value-type="float" office:value="0.12352">
                <text:p>0.1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">
                <text:p>0.00273</text:p>
              </table:table-cell>
              <table:table-cell office:value-type="float" office:value="0.30256">
                <text:p>0.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3">
                <text:p>0.01173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8">
                <text:p>0.06148</text:p>
              </table:table-cell>
              <table:table-cell office:value-type="float" office:value="0.12447">
                <text:p>0.1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81">
                <text:p>-0.50881</text:p>
              </table:table-cell>
              <table:table-cell office:value-type="float" office:value="-0.14763">
                <text:p>-0.1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14">
                <text:p>0.06214</text:p>
              </table:table-cell>
              <table:table-cell office:value-type="float" office:value="0.12541">
                <text:p>0.1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">
                <text:p>0.04327</text:p>
              </table:table-cell>
              <table:table-cell office:value-type="float" office:value="0.23859">
                <text:p>0.23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6">
                <text:p>0.06276</text:p>
              </table:table-cell>
              <table:table-cell office:value-type="float" office:value="0.12625">
                <text:p>0.1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7">
                <text:p>0.05287</text:p>
              </table:table-cell>
              <table:table-cell office:value-type="float" office:value="0.24302">
                <text:p>0.24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6">
                <text:p>0.06336</text:p>
              </table:table-cell>
              <table:table-cell office:value-type="float" office:value="0.12708">
                <text:p>0.1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9">
                <text:p>0.05819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">
                <text:p>0.06385</text:p>
              </table:table-cell>
              <table:table-cell office:value-type="float" office:value="0.12777">
                <text:p>0.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66">
                <text:p>0.06166</text:p>
              </table:table-cell>
              <table:table-cell office:value-type="float" office:value="0.24267">
                <text:p>0.24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3">
                <text:p>0.06423</text:p>
              </table:table-cell>
              <table:table-cell office:value-type="float" office:value="0.12831">
                <text:p>0.1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237">
                <text:p>0.24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4">
                <text:p>0.06454</text:p>
              </table:table-cell>
              <table:table-cell office:value-type="float" office:value="0.12874">
                <text:p>0.1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2">
                <text:p>0.06472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9">
                <text:p>0.06479</text:p>
              </table:table-cell>
              <table:table-cell office:value-type="float" office:value="0.1291">
                <text:p>0.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">
                <text:p>0.0652</text:p>
              </table:table-cell>
              <table:table-cell office:value-type="float" office:value="0.24212">
                <text:p>0.24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12942">
                <text:p>0.1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6">
                <text:p>0.06526</text:p>
              </table:table-cell>
              <table:table-cell office:value-type="float" office:value="0.24238">
                <text:p>0.24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">
                <text:p>0.06517</text:p>
              </table:table-cell>
              <table:table-cell office:value-type="float" office:value="0.12968">
                <text:p>0.1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4">
                <text:p>0.06504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299">
                <text:p>0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7">
                <text:p>0.06477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1">
                <text:p>0.06541</text:p>
              </table:table-cell>
              <table:table-cell office:value-type="float" office:value="0.1301">
                <text:p>0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">
                <text:p>0.06445</text:p>
              </table:table-cell>
              <table:table-cell office:value-type="float" office:value="0.24374">
                <text:p>0.24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7">
                <text:p>0.06547</text:p>
              </table:table-cell>
              <table:table-cell office:value-type="float" office:value="0.13024">
                <text:p>0.1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1">
                <text:p>0.06411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9">
                <text:p>0.06549</text:p>
              </table:table-cell>
              <table:table-cell office:value-type="float" office:value="0.13039">
                <text:p>0.1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468">
                <text:p>0.24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54">
                <text:p>0.1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793">
                <text:p>-0.49793</text:p>
              </table:table-cell>
              <table:table-cell office:value-type="float" office:value="-0.14067">
                <text:p>-0.1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5">
                <text:p>0.06545</text:p>
              </table:table-cell>
              <table:table-cell office:value-type="float" office:value="0.13076">
                <text:p>0.1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2">
                <text:p>0.06542</text:p>
              </table:table-cell>
              <table:table-cell office:value-type="float" office:value="0.13083">
                <text:p>0.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6">
                <text:p>0.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3078">
                <text:p>0.1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2">
                <text:p>0.1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89">
                <text:p>0.1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1">
                <text:p>0.06571</text:p>
              </table:table-cell>
              <table:table-cell office:value-type="float" office:value="0.13107">
                <text:p>0.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8">
                <text:p>0.06578</text:p>
              </table:table-cell>
              <table:table-cell office:value-type="float" office:value="0.13105">
                <text:p>0.1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